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">
      <style:text-properties style:use-window-font-color="true" fo:background-color="transparent"/>
    </style:style>
    <style:style style:name="P2" style:family="paragraph" style:parent-style-name="l">
      <style:text-properties officeooo:rsid="003853cb" officeooo:paragraph-rsid="003853cb"/>
    </style:style>
    <style:style style:name="P3" style:family="paragraph" style:parent-style-name="l">
      <style:text-properties style:font-name="Times New Roman" fo:font-size="12pt" officeooo:rsid="003853cb" officeooo:paragraph-rsid="003853cb" style:font-size-asian="12pt"/>
    </style:style>
    <style:style style:name="P4" style:family="paragraph" style:parent-style-name="l">
      <style:text-properties officeooo:rsid="003a079c" officeooo:paragraph-rsid="003a079c"/>
    </style:style>
    <style:style style:name="P5" style:family="paragraph" style:parent-style-name="titre3">
      <style:text-properties officeooo:rsid="0032269b" officeooo:paragraph-rsid="0032269b"/>
    </style:style>
    <style:style style:name="P6" style:family="paragraph" style:parent-style-name="Paragraph_5f_20_5f_style">
      <style:text-properties officeooo:paragraph-rsid="002f9792"/>
    </style:style>
    <style:style style:name="P7" style:family="paragraph" style:parent-style-name="Paragraph_5f_20_5f_style">
      <style:text-properties officeooo:paragraph-rsid="001d9e15"/>
    </style:style>
    <style:style style:name="P8" style:family="paragraph" style:parent-style-name="l">
      <style:text-properties officeooo:rsid="003a079c" officeooo:paragraph-rsid="003a079c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background-color="transparent" loext:char-shading-value="0"/>
    </style:style>
    <style:style style:name="T3" style:family="text">
      <style:text-properties style:use-window-font-color="true" fo:background-color="transparent" loext:char-shading-value="0" style:font-size-complex="12pt"/>
    </style:style>
    <style:style style:name="T4" style:family="text">
      <style:text-properties style:use-window-font-color="true" officeooo:rsid="001cca30" fo:background-color="transparent" loext:char-shading-value="0" style:font-size-complex="12pt"/>
    </style:style>
    <style:style style:name="T5" style:family="text">
      <style:text-properties style:use-window-font-color="true" officeooo:rsid="001d9e15" fo:background-color="transparent" loext:char-shading-value="0" style:font-size-complex="12pt"/>
    </style:style>
    <style:style style:name="T6" style:family="text">
      <style:text-properties style:use-window-font-color="true" officeooo:rsid="001f9a30" fo:background-color="transparent" loext:char-shading-value="0" style:font-size-complex="12pt"/>
    </style:style>
    <style:style style:name="T7" style:family="text">
      <style:text-properties style:use-window-font-color="true" officeooo:rsid="002031f8" fo:background-color="transparent" loext:char-shading-value="0" style:font-size-complex="12pt"/>
    </style:style>
    <style:style style:name="T8" style:family="text">
      <style:text-properties style:use-window-font-color="true" fo:background-color="transparent" loext:char-shading-value="0" style:language-asian="fr" style:country-asian="FR"/>
    </style:style>
    <style:style style:name="T9" style:family="text">
      <style:text-properties style:use-window-font-color="true" officeooo:rsid="001cca30" fo:background-color="transparent" loext:char-shading-value="0"/>
    </style:style>
    <style:style style:name="T10" style:family="text">
      <style:text-properties style:use-window-font-color="true" officeooo:rsid="001d9e15" fo:background-color="transparent" loext:char-shading-value="0"/>
    </style:style>
    <style:style style:name="T11" style:family="text">
      <style:text-properties style:use-window-font-color="true" officeooo:rsid="001f9a30" fo:background-color="transparent" loext:char-shading-value="0"/>
    </style:style>
    <style:style style:name="T12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13" style:family="text">
      <style:text-properties style:use-window-font-color="true" style:text-position="super 67%" fo:background-color="transparent" loext:char-shading-value="0"/>
    </style:style>
    <style:style style:name="T14" style:family="text">
      <style:text-properties style:use-window-font-color="true" style:font-size-complex="12pt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cca30" fo:background-color="transparent" loext:char-shading-value="0"/>
    </style:style>
    <style:style style:name="T17" style:family="text">
      <style:text-properties officeooo:rsid="001d9e15" fo:background-color="transparent" loext:char-shading-value="0"/>
    </style:style>
    <style:style style:name="T18" style:family="text">
      <style:text-properties officeooo:rsid="00243232" fo:background-color="transparent" loext:char-shading-value="0"/>
    </style:style>
    <style:style style:name="T19" style:family="text">
      <style:text-properties officeooo:rsid="002576f4" fo:background-color="transparent" loext:char-shading-value="0"/>
    </style:style>
    <style:style style:name="T20" style:family="text">
      <style:text-properties officeooo:rsid="0020b223" fo:background-color="#ffff00" loext:char-shading-value="0" style:font-size-complex="12pt"/>
    </style:style>
    <style:style style:name="T21" style:family="text">
      <style:text-properties fo:background-color="#ffffff" loext:char-shading-value="0"/>
    </style:style>
    <style:style style:name="T22" style:family="text">
      <style:text-properties fo:color="#000000" fo:background-color="transparent" loext:char-shading-value="0"/>
    </style:style>
    <style:style style:name="T23" style:family="text">
      <style:text-properties officeooo:rsid="00260e60"/>
    </style:style>
    <style:style style:name="T24" style:family="text">
      <style:text-properties fo:background-color="#fefef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re : Le recueil des hystoires des repeus franches</text:p>
      <text:p text:style-name="term">author : Anonyme</text:p>
      <text:p text:style-name="term">publisher : Sorbonne Université LABEX OBVIL</text:p>
      <text:p text:style-name="term">issued : 2019</text:p>
      <text:p text:style-name="term">idno : http://http://obvil.sorbonne-universite.site/corpus/faceties/cote_iii-f-019</text:p>
      <text:p text:style-name="term">source : Anonyme, Le recueil des hystoires des repeus franches, Paris, Denis Meslier, 1490, Bibliothèque du château de Chantilly, Cabinet des livres, III-F-019.</text:p>
      <text:p text:style-name="term">created : 1490</text:p>
      <text:p text:style-name="term">langue : moyen-français</text:p>
      <text:p text:style-name="term">lieu : [premier lieu où se passe la narration]</text:p>
      <text:p text:style-name="term"><text:span text:style-name="T2">lieu : [deuxième lieu </text:span><text:span text:style-name="Police_20_par_20_défaut"><text:span text:style-name="T12">etc</text:span></text:span><text:span text:style-name="T2">]</text:span></text:p>
      <text:p text:style-name="term">personnage : [premier personnage, soit nom + fonction, soit nom, soit fonction (drapière, bourgeois, curé)]</text:p>
      <text:p text:style-name="term"><text:span text:style-name="T2">personnage : [deuxième personnage, </text:span><text:span text:style-name="Police_20_par_20_défaut"><text:span text:style-name="T12">etc.</text:span></text:span><text:span text:style-name="T2">]</text:span></text:p>
      <text:p text:style-name="Standard">&lt;front&gt;</text:p>
      <text:p><text:span text:style-name="pb"><text:span text:style-name="T15">[pb n= f. a1r facs=faceties_001-III-F-019/Cote_III-F-019_Page</text:span></text:span><text:span text:style-name="pb"><text:span text:style-name="T17">1</text:span></text:span><text:span text:style-name="pb"><text:span text:style-name="T15">_Image1.jpg]</text:span></text:span></text:p>
      <text:p text:style-name="front_5f_main">Le recueil des hystoires des repeus franches</text:p>
      <text:p text:style-name="figure">&lt;ATTimage&gt;</text:p>
      <text:p><text:span text:style-name="pb"><text:span text:style-name="T15">[pb n= f. a1</text:span></text:span><text:span text:style-name="pb"><text:span text:style-name="T17">v</text:span></text:span><text:span text:style-name="pb"><text:span text:style-name="T15"> facs=faceties_001-III-F-019/Cote_III-F-019_Page</text:span></text:span><text:span text:style-name="pb"><text:span text:style-name="T17">2</text:span></text:span><text:span text:style-name="pb"><text:span text:style-name="T15">_Image1.jpg]</text:span></text:span></text:p>
      <text:p text:style-name="Standard">&lt;/front&gt;</text:p>
      <text:p text:style-name="titre1"><text:span text:style-name="T2">Le recueil </text:span><text:span text:style-name="Police_20_par_20_défaut"><text:span text:style-name="T8">(et)</text:span></text:span><text:span text:style-name="T2"> hystoires des repeus frãche</text:span></text:p>
      <text:p text:style-name="P1">Uous qui serches les repeues franches</text:p>
      <text:p text:style-name="P1">Et tant iours ouuriers que dimenches</text:p>
      <text:p text:style-name="P1">Naues pas plante de monnoye</text:p>
      <text:p text:style-name="P1">Affin que chascun de vous oye.</text:p>
      <text:p text:style-name="P1">Comme len les peut recouurer</text:p>
      <text:p text:style-name="P1">Uueilles vous au sermõ trouuer</text:p>
      <text:p text:style-name="P1">Qui est escript dedens ce liure</text:p>
      <text:p text:style-name="P1">Mettes tous peine de le luyre</text:p>
      <text:p text:style-name="P1">Entre vous ieunes perrucatz</text:p>
      <text:p text:style-name="P1">procureurs nouueaulx aduocatz</text:p>
      <text:p text:style-name="P1">Aprenans aulx despens daultruy</text:p>
      <text:p text:style-name="P1">venes y tost sans nul estry</text:p>
      <text:p text:style-name="P1">clers de praticque diligens</text:p>
      <text:p text:style-name="P1">qui congnoisses si bien vos gens</text:p>
      <text:p text:style-name="P1">sergens a pie et a cheual</text:p>
      <text:p text:style-name="P1">venez y damont et daual</text:p>
      <text:p text:style-name="P1">Les hoirs de deffung pathelin</text:p>
      <text:p text:style-name="P1">qui saues iargon iobelin</text:p>
      <text:p text:style-name="P1">Cappitaine du pont abailon</text:p>
      <text:p text:style-name="P1">Tous les subgetz francoys villon</text:p>
      <text:p text:style-name="P1">Soyes a ce coup resueilles</text:p>
      <text:p text:style-name="P1">Pas ne deues estre oublies</text:p>
      <text:p text:style-name="P1">Tous gallans a pourpoings sãs mãches</text:p>
      <text:p text:style-name="P1">qui ont besoing des repeues franches</text:p>
      <text:p text:style-name="P1">et tous ceulx tant yuer queste</text:p>
      <text:p text:style-name="P1">qui en ont grande necessite</text:p>
      <text:p text:style-name="P1"><text:soft-page-break/>Uenes vous aprendres comment</text:p>
      <text:p text:style-name="P1">Les maistres ancieunement</text:p>
      <text:p text:style-name="P1">Sauoient tous les tours de ce faire</text:p>
      <text:p text:style-name="P1">Messire chacun poic de nayre</text:p>
      <text:p text:style-name="P1">Qui des liures soit les vsages</text:p>
      <text:p text:style-name="P1">En veult luyre tous les passages</text:p>
      <text:p text:style-name="P1">De celluy est pris appetis</text:p>
      <text:p text:style-name="P1">Uenes y donc grans et petis</text:p>
      <text:p text:style-name="P1">Car de la science sauoir</text:p>
      <text:p text:style-name="P1">Vous ne pourres que mieulx valoir</text:p>
      <text:p text:style-name="l"><text:span text:style-name="pb"><text:span text:style-name="T2">[pb n= f. a</text:span></text:span><text:span text:style-name="pb"><text:span text:style-name="T10">2r</text:span></text:span><text:span text:style-name="pb"><text:span text:style-name="T2"> facs=faceties_001-III-F-019/Cote_III-F-019_Page</text:span></text:span><text:span text:style-name="pb"><text:span text:style-name="T10">3</text:span></text:span><text:span text:style-name="pb"><text:span text:style-name="T2">_Image1.jpg]</text:span></text:span></text:p>
      <text:p text:style-name="P1">Venes y cheuaucheurs descuyrie</text:p>
      <text:p text:style-name="P1">Seruiteurs de grant seigneurie</text:p>
      <text:p text:style-name="P1">Venes y sans dillaction</text:p>
      <text:p text:style-name="P1">Tous gens sotz toutes sottes</text:p>
      <text:p text:style-name="P1">Venez y bigotz et bigottes</text:p>
      <text:p text:style-name="P1">Venez y toutes truppellines</text:p>
      <text:p text:style-name="P1">Cordeliers et iacoppines</text:p>
      <text:p text:style-name="P1">Venes aussy toutes prestresses</text:p>
      <text:p text:style-name="P1">Qui scaues pieca les adresses</text:p>
      <text:p text:style-name="P1">Des presbitaires hault et bas</text:p>
      <text:p text:style-name="P1">Gardes que vous ny failliez pas</text:p>
      <text:p text:style-name="P1">Venes y gorrieres et gorries</text:p>
      <text:p text:style-name="P1">Qui faictes si bien les manieres</text:p>
      <text:p text:style-name="P1">Que cest vne chose terrible</text:p>
      <text:p text:style-name="P1">Pour bien faire tout le possible</text:p>
      <text:p text:style-name="P1">Toutes manieres de farceurs</text:p>
      <text:p text:style-name="P1">Anciens et ieunes mocqueurs</text:p>
      <text:p text:style-name="P1">Venes y tous vrays macquereaulx</text:p>
      <text:p text:style-name="P1">De tous estas vilz et nouueaulx</text:p>
      <text:p text:style-name="P1">Uenes y toutes macquerelles</text:p>
      <text:p text:style-name="P1">Qui par voz subtilles querelles</text:p>
      <text:p text:style-name="P1">Auez tousiours en vos maisons</text:p>
      <text:p text:style-name="P1">Pour auoyr en toutes saisons</text:p>
      <text:p text:style-name="P1">Tant aux iours ouuriers que dimenches</text:p>
      <text:p text:style-name="P1">souuent les bonnes repeues franches</text:p>
      <text:p text:style-name="P1">Uenez y tous bons pardonneurs</text:p>
      <text:p text:style-name="P1">Qui scauez faire les honneurs</text:p>
      <text:p text:style-name="P1">Aux villages de bons pastes</text:p>
      <text:p text:style-name="P1">Auecques ses gras curates</text:p>
      <text:p text:style-name="P1">Qui ayment bien vostre venue</text:p>
      <text:p text:style-name="P1">Pour auoir la franche repeue</text:p>
      <text:p text:style-name="P1">Affin que chascũ deux en orte</text:p>
      <text:p text:style-name="P1">Les paroissiens quon aporte</text:p>
      <text:p text:style-name="P1">Des biens aux pardons de ce lieu</text:p>
      <text:p text:style-name="P1">Et quon face du bien pour dieu</text:p>
      <text:p text:style-name="P1">Tant que le pardonneur sen aille</text:p>
      <text:p text:style-name="P1">Le cure ne despendra maille</text:p>
      <text:p text:style-name="P1">Et aura maistre iehan lorens</text:p>
      <text:p text:style-name="l"><text:span text:style-name="pb"><text:span text:style-name="T2">[pb n= f. a2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4</text:span></text:span><text:span text:style-name="pb"><text:span text:style-name="T2">_Image1.jpg]</text:span></text:span></text:p>
      <text:p text:style-name="P1">fermement payant les despens</text:p>
      <text:p text:style-name="P1">et quarte de vin simplement</text:p>
      <text:p text:style-name="P1"><text:soft-page-break/>au cure a son partement</text:p>
      <text:p text:style-name="P1">De tout estat soit bas ou hault</text:p>
      <text:p text:style-name="P1">Venez y qui ny ait deffault</text:p>
      <text:p text:style-name="P1">Venez y varletz chamberieres</text:p>
      <text:p text:style-name="P1">Qui scauez si bien les manieres</text:p>
      <text:p text:style-name="P1">en disant mainte bonne baue</text:p>
      <text:p text:style-name="P1">Dauoir du meilleur de la caue</text:p>
      <text:p text:style-name="P1">et puis ioyeusement preschez</text:p>
      <text:p text:style-name="P1">Apres que voz gens sont couchez</text:p>
      <text:p text:style-name="P1">Ceulx qui serchent banquetz ou feste</text:p>
      <text:p text:style-name="P1">Pour dire quelque chansonnette</text:p>
      <text:p text:style-name="P1">Affin daraper la repeue.</text:p>
      <text:p text:style-name="P1">Que chascun de vous se remue</text:p>
      <text:p text:style-name="P1">Dy venir bien legierement.</text:p>
      <text:p text:style-name="P1">Et vous pourres ouyr comment</text:p>
      <text:p text:style-name="P1">Vng grant tas de bonnes commeres</text:p>
      <text:p text:style-name="P1">Soyuent bien trouuer manieres</text:p>
      <text:p text:style-name="P1">De faire leurs maris coqus.</text:p>
      <text:p text:style-name="P1">Venez y et natendes plus</text:p>
      <text:p text:style-name="P1">Entre vous prestres sans seiour</text:p>
      <text:p text:style-name="P1">Qui dites deux messes pour iour</text:p>
      <text:p text:style-name="P1">A saint innocent ou ailleurs</text:p>
      <text:p text:style-name="P1">Uenez pour sauoir plusieurs</text:p>
      <text:p text:style-name="P1">Des passages et des adresses</text:p>
      <text:p text:style-name="P1">De maintes petites finesses</text:p>
      <text:p text:style-name="P1">Que len fait tout facilement</text:p>
      <text:p text:style-name="P1">En maint lieu la frãche repeue</text:p>
      <text:p text:style-name="P1">Qui ne doibt a nul estre tenue</text:p>
      <text:p text:style-name="P1">Par tel cy qui veue ne laura</text:p>
      <text:p text:style-name="P1">Payera a celluy qui fera</text:p>
      <text:p text:style-name="P1">De ceste repeue le present</text:p>
      <text:p text:style-name="P1">De lescot sen ira exent</text:p>
      <text:p text:style-name="P1">Moyennant qui monstre ce liure</text:p>
      <text:p text:style-name="P1">Par ce moyen sera deliure</text:p>
      <text:p text:style-name="P1">En lieu ou naura este veu</text:p>
      <text:p text:style-name="P1">Il sera franchement repeu</text:p>
      <text:p text:style-name="l"><text:span text:style-name="pb"><text:span text:style-name="T2">[pb n= f. a</text:span></text:span><text:span text:style-name="pb"><text:span text:style-name="T10">3r</text:span></text:span><text:span text:style-name="pb"><text:span text:style-name="T2"> facs=faceties_001-III-F-019/Cote_III-F-019_Page</text:span></text:span><text:span text:style-name="pb"><text:span text:style-name="T9">5</text:span></text:span><text:span text:style-name="pb"><text:span text:style-name="T2">_Image1.jpg]</text:span></text:span></text:p>
      <text:p text:style-name="P1">Ainsi quon orra plus a plain</text:p>
      <text:p text:style-name="l">Qui de lentendement prendra soing</text:p>
      <text:p text:style-name="speaker">Lacteur</text:p>
      <text:p text:style-name="P1">Quant ie ouy ce present mandemẽt</text:p>
      <text:p text:style-name="P1">Quon semonnoit venir a lacteur</text:p>
      <text:p text:style-name="P1">Lesdessusdit ie pensay fermemẽt</text:p>
      <text:p text:style-name="P1">De my trouuer (et) en pris lauẽture</text:p>
      <text:p text:style-name="P1">Comme celluy de droite nature</text:p>
      <text:p text:style-name="P1">vouloit de ce faire narrassion</text:p>
      <text:p text:style-name="P1">A telle fin quil en fust menciõ</text:p>
      <text:p text:style-name="P1">A vng chascun pour le tẽps auenir</text:p>
      <text:p text:style-name="P1">Qui se actẽdẽt ont intẽciõ</text:p>
      <text:p text:style-name="P1">Que les repeues les vendrõt secourir</text:p>
      <text:p text:style-name="l">£</text:p>
      <text:p text:style-name="l"><text:soft-page-break/>Mais se secours est dãciẽnement</text:p>
      <text:p text:style-name="l">Tout le repas de chetif par droiture</text:p>
      <text:p text:style-name="l">Par quoy aucuns qui ont entẽdement</text:p>
      <text:p text:style-name="l">Les trouuẽt biẽ aultres nen ont cure</text:p>
      <text:p text:style-name="l">Et ne serchẽt tant que largent leur dure</text:p>
      <text:p text:style-name="l">Mais font du leur si grant destrution</text:p>
      <text:p text:style-name="l">Quilz en entrent en la subiectiõ</text:p>
      <text:p text:style-name="P3">De faire aux dens larquemye sãs faillir.</text:p>
      <text:p text:style-name="l">En attẽdãt pour tout production</text:p>
      <text:p text:style-name="l">Que les repeues les viẽdront secourir</text:p>
      <text:p text:style-name="l">£</text:p>
      <text:p text:style-name="P1">Ien ay congneu qui largement</text:p>
      <text:p text:style-name="l"><text:span text:style-name="T2">Donnoyent ato</text:span><text:span text:style-name="Police_20_par_20_défaut"><text:span text:style-name="T13">9</text:span></text:span><text:span text:style-name="T2"> repeues oultre mesure</text:span></text:p>
      <text:p text:style-name="P1">Qui de puys ont ↄtinuellemẽt</text:p>
      <text:p text:style-name="P1">S<text:span text:style-name="typo_5f_orig"> </text:span><text:span text:style-name="typo_5f_reg">e</text:span>ruy le pont a billon par droicture</text:p>
      <text:p text:style-name="P1">Dont la facon a este a maint dure</text:p>
      <text:p text:style-name="P1">En leur grant dueil (et) tribulacion</text:p>
      <text:p text:style-name="P1">Mais lors nauoit nulle remission</text:p>
      <text:p text:style-name="P1">Combiẽ q̃ ce leur fist le cueur fremir</text:p>
      <text:p text:style-name="P1">Il nattẽdoint autre sucession</text:p>
      <text:p text:style-name="P1">Que les repeues les viẽdrõt secourir</text:p>
      <text:p text:style-name="P1">£</text:p>
      <text:p text:style-name="l"><text:span text:style-name="Police_20_par_20_défaut"><text:span text:style-name="T3">Prince pource que ne me puis tenir</text:span></text:span></text:p>
      <text:p text:style-name="P1">Que de telz faitz ne face mencion</text:p>
      <text:p text:style-name="P1">Puys q̃ a mõ tẽps les ay veu auenir</text:p>
      <text:p text:style-name="l"><text:span text:style-name="pb"><text:span text:style-name="T2">[pb n= f. a3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6</text:span></text:span><text:span text:style-name="pb"><text:span text:style-name="T2">_Image1.jpg]</text:span></text:span></text:p>
      <text:p text:style-name="P1">Ien veuil faire quelq̃ narrassiõ</text:p>
      <text:p text:style-name="P1">Et en escripre soubz la correction</text:p>
      <text:p text:style-name="P1">Des escoutãs affin den souuenir</text:p>
      <text:p text:style-name="P1">Ceste presente nouuelle inuẽciõ</text:p>
      <text:p text:style-name="P1">Que les repeues les viẽdrõt secourir</text:p>
      <text:p text:style-name="titre2">La balade des<text:line-break/>escoutans</text:p>
      <text:p text:style-name="l"><text:span text:style-name="Police_20_par_20_défaut"><text:span text:style-name="T3">Qui en a il est bien venu.</text:span></text:span></text:p>
      <text:p text:style-name="P1">Qui nen a point len nen tient conte</text:p>
      <text:p text:style-name="P1">Celluy qui en a est congneu</text:p>
      <text:p text:style-name="P1">Et cil qui na rien vit a honte</text:p>
      <text:p text:style-name="P1">Et qui paye len lessausse (et) monte</text:p>
      <text:p text:style-name="P1">Iusques au tiers ciel pour en pester</text:p>
      <text:p text:style-name="P1">Son honneur tout autre surmonte</text:p>
      <text:p text:style-name="P1">Par force de bien caquester</text:p>
      <text:p text:style-name="P1">£</text:p>
      <text:p text:style-name="P1">Quant entendismes les estatz</text:p>
      <text:p text:style-name="P1">De telz dissimulations</text:p>
      <text:p text:style-name="P1">Congnoissans les haulx et les bas</text:p>
      <text:p text:style-name="P1">Pour tous abreuiations</text:p>
      <text:p text:style-name="P1">Nous vnismes sans sõmassions</text:p>
      <text:p text:style-name="P1">Aux champs par boys et par larris</text:p>
      <text:p text:style-name="P1">Pour congnoistre les fictions</text:p>
      <text:p text:style-name="P1">Qui se font souuent a paris</text:p>
      <text:p text:style-name="P1">Pour ce que chascun maintenoit</text:p>
      <text:p text:style-name="P1"><text:soft-page-break/>Que cestoit la ville du monde</text:p>
      <text:p text:style-name="P1">Qui plus de peuple soustenoit</text:p>
      <text:p text:style-name="P1">Et ou maint estrangier abonde</text:p>
      <text:p text:style-name="P1">Pour la grant science parfonde</text:p>
      <text:p text:style-name="P1">Renommee en icelle ville</text:p>
      <text:p text:style-name="P1">Ie partis et veulx quon me tendre</text:p>
      <text:p text:style-name="P1">Sa lentree auois croix ne ylle</text:p>
      <text:p text:style-name="P1">£</text:p>
      <text:p text:style-name="P1">Il estoit temps de ce coucher</text:p>
      <text:p text:style-name="P1">Et ne scauoye ou heberger</text:p>
      <text:p text:style-name="P1">Dun logis me vins aprocher</text:p>
      <text:p text:style-name="P1">Sauoir son my vouldroit loger</text:p>
      <text:p text:style-name="P1">En disant « aues vous a menger »</text:p>
      <text:p text:style-name="P1">Loste me respons « sy ay » :</text:p>
      <text:p text:style-name="Standard"><text:span text:style-name="pb"><text:span text:style-name="T15">[pb n= f. a</text:span></text:span><text:span text:style-name="pb"><text:span text:style-name="T17">4r</text:span></text:span><text:span text:style-name="pb"><text:span text:style-name="T15"> facs=faceties_001-III-F-019/Cote_III-F-019_Page</text:span></text:span><text:span text:style-name="pb"><text:span text:style-name="T16">7</text:span></text:span><text:span text:style-name="pb"><text:span text:style-name="T15">_Image1.jpg]</text:span></text:span></text:p>
      <text:p text:style-name="P1">Lors luy priay pour abreger</text:p>
      <text:p text:style-name="P1">« Apportes le dont deuant moy »</text:p>
      <text:p text:style-name="P1">£</text:p>
      <text:p text:style-name="P1">Ie fus seruy passablement</text:p>
      <text:p text:style-name="P1">Selon mon estat et ma sorte</text:p>
      <text:p text:style-name="P1">En pensant a parmoy comment</text:p>
      <text:p text:style-name="P1">Ie cheuiroye auecques loste</text:p>
      <text:p text:style-name="P1">Ie me aduise que soubz ma coste</text:p>
      <text:p text:style-name="P1">Auoit vne espee qui bien trenche.</text:p>
      <text:p text:style-name="P1">Ie la lerray quon ne me loste</text:p>
      <text:p text:style-name="P1">En gaige de la repeue franche</text:p>
      <text:p text:style-name="P1">£</text:p>
      <text:p text:style-name="P1">Lespee estoit toute dacier</text:p>
      <text:p text:style-name="P1">Il ne sẽ failloit que le fer</text:p>
      <text:p text:style-name="P1">Mais loste la me fist machier</text:p>
      <text:p text:style-name="P1">Fourreau (et) tout sans fricasser</text:p>
      <text:p text:style-name="P1">Puis apres me conuier penser</text:p>
      <text:p text:style-name="P1">De repaistre se fain auoye</text:p>
      <text:p text:style-name="P1">Rien ny eut valu le tenser</text:p>
      <text:p text:style-name="P1">De leans party sans monnoye</text:p>
      <text:p text:style-name="P1">£</text:p>
      <text:p text:style-name="speaker">Lacteur</text:p>
      <text:p text:style-name="l">Lẽdemain maloye enquerant</text:p>
      <text:p text:style-name="l">Pour rencontrer martin garant</text:p>
      <text:p text:style-name="P1">Droit en la salle du pallais</text:p>
      <text:p text:style-name="P1">Rẽcontray pour mõ p̃mier mais</text:p>
      <text:p text:style-name="P1">Tout droit soubz la premiere porte</text:p>
      <text:p text:style-name="P1">Plusieurs mygnõs destrãge sorte</text:p>
      <text:p text:style-name="P1">Qui sẽbloient bien a leur habit</text:p>
      <text:p text:style-name="P1">Quilz fussent gens de grant acquit</text:p>
      <text:p text:style-name="P1">Lors vins pour entrer en la salle</text:p>
      <text:p text:style-name="P1">Lan y monte lautre deualle</text:p>
      <text:p text:style-name="P1">La me pourmenay de par dieu</text:p>
      <text:p text:style-name="P1">Regardant lestat de ce lieu</text:p>
      <text:p text:style-name="P1">Et quant ie leuz bien regardee</text:p>
      <text:p text:style-name="l"><text:span text:style-name="T2">Tant plus la vois (et) mie</text:span><text:span text:style-name="typo_5f_orig"><text:span text:style-name="T1">lu</text:span></text:span><text:span text:style-name="typo_5f_reg"><text:span text:style-name="T1">ul</text:span></text:span><text:span text:style-name="T2">x magree</text:span></text:p>
      <text:p text:style-name="P1"><text:soft-page-break/>Ie vis la tant de mirelificques</text:p>
      <text:p text:style-name="P1">Tant damecons (et) tant dafficques</text:p>
      <text:p text:style-name="l"><text:span text:style-name="pb"><text:span text:style-name="T2">[pb n= f. a4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8</text:span></text:span><text:span text:style-name="pb"><text:span text:style-name="T2">_Image1.jpg]</text:span></text:span></text:p>
      <text:p text:style-name="P1">Pour atraper les plus huppez</text:p>
      <text:p text:style-name="P1">Les plus rouges y sont happez</text:p>
      <text:p text:style-name="P1">A lun conuiẽt vẽdre sa terre</text:p>
      <text:p text:style-name="P1">Maint sans santir la se desterre</text:p>
      <text:p text:style-name="P1">Partie ou peu en demourra</text:p>
      <text:p text:style-name="P1">De tout ce que vaillant aura</text:p>
      <text:p text:style-name="P1">Cuidant destruyre son voisin</text:p>
      <text:p text:style-name="P1">De poitu ou de lymosin</text:p>
      <text:p text:style-name="P1">Ou de quelque aultre nassion</text:p>
      <text:p text:style-name="P1">Mainct en est a destruction</text:p>
      <text:p text:style-name="P1">Et fault ains partir de leans</text:p>
      <text:p text:style-name="P1">Quilz facent larquemie aux dẽs</text:p>
      <text:p text:style-name="P1">Ou ẽprunter qui a credit</text:p>
      <text:p text:style-name="P1">Tout ainsi q̃ deuãt iay dit</text:p>
      <text:p text:style-name="P1">Quant leur argẽt fort sappetisse</text:p>
      <text:p text:style-name="P1">Lors leur est la repeue propice</text:p>
      <text:p text:style-name="P1">Et le sergẽt plus nẽ doubtez</text:p>
      <text:p text:style-name="P1">Hault (et) bas (et) de tous costes</text:p>
      <text:p text:style-name="P1">Comme on verra par demonstrances</text:p>
      <text:p text:style-name="P1">En ce traicte des repeues franches</text:p>
      <text:p text:style-name="P1">Et quant au regart de plusieurs</text:p>
      <text:p text:style-name="P1">Autres repeuez assez escriptez</text:p>
      <text:p text:style-name="P1">Affin quon prẽgne les meilleurs</text:p>
      <text:p text:style-name="P1">En lisant grandes ou petites</text:p>
      <text:p text:style-name="P1">Uous orrez mains moyẽs licites</text:p>
      <text:p text:style-name="P1">Comment il ont este happez</text:p>
      <text:p text:style-name="P1">Hault (et) bas par bonnes conduictes</text:p>
      <text:p text:style-name="P1">De ceulx qui les ont attrappez</text:p>
      <text:p text:style-name="titre2">La repeue de villon<text:line-break/>et de ses compaignons</text:p>
      <text:p text:style-name="l"><text:span text:style-name="Police_20_par_20_défaut"><text:span text:style-name="T3">« Qui na or ny argent ne gaige</text:span></text:span></text:p>
      <text:p text:style-name="P1">Comment peult il faire grant chiere</text:p>
      <text:p text:style-name="P1">Il fault quil viue dauantaige</text:p>
      <text:p text:style-name="P1">La facon est coustumiere</text:p>
      <text:p text:style-name="P1">Saurion nous trouuer maniere</text:p>
      <text:p text:style-name="P1">De tromper quelcun pour repaistre</text:p>
      <text:p text:style-name="P1">Qui le fera sera son maistre »</text:p>
      <text:p text:style-name="P1">Ainsi parloyent les compaignons</text:p>
      <text:p text:style-name="l"><text:span text:style-name="pb"><text:span text:style-name="T2">[pb n= f. a</text:span></text:span><text:span text:style-name="pb"><text:span text:style-name="T10">5r</text:span></text:span><text:span text:style-name="pb"><text:span text:style-name="T2"> facs=faceties_001-III-F-019/Cote_III-F-019_Page</text:span></text:span><text:span text:style-name="pb"><text:span text:style-name="T9">9</text:span></text:span><text:span text:style-name="pb"><text:span text:style-name="T2">_Image1.jpg]</text:span></text:span></text:p>
      <text:p text:style-name="P1">Du bon maistre francoys villon</text:p>
      <text:p text:style-name="P1">Qui nauoient vaillant deux oygnons</text:p>
      <text:p text:style-name="P1">Tente tapis ne pauillon</text:p>
      <text:p text:style-name="P1">Il leur dist « ne nous soucion</text:p>
      <text:p text:style-name="P1">Car auiourduy sans nul deffault</text:p>
      <text:p text:style-name="P1">Pain vin viande a grant foyson</text:p>
      <text:p text:style-name="P1">Aurez auec du rost tout chault »</text:p>
      <text:p text:style-name="titre3">La maniere da/</text:p>
      <text:p text:style-name="P5"><text:soft-page-break/>uoir du poysson</text:p>
      <text:p text:style-name="l"><text:span text:style-name="Police_20_par_20_défaut"><text:span text:style-name="T3">(D) Adoncques il leur demanda</text:span></text:span></text:p>
      <text:p text:style-name="P1">Quelz viandes vouloyent macher</text:p>
      <text:p text:style-name="P1">Lun de bon poisson souhaita</text:p>
      <text:p text:style-name="P1">lautre demanda de la cher</text:p>
      <text:p text:style-name="P1">Maistre francoys ce bon archer</text:p>
      <text:p text:style-name="P1">Leur dist « ne vous souciez</text:p>
      <text:p text:style-name="P1">Il vous fault vos pourpoins lacher</text:p>
      <text:p text:style-name="P1">Car nous aurons viandes assez »</text:p>
      <text:p text:style-name="P1">£</text:p>
      <text:p text:style-name="P1">Lors partit de ses compaignons</text:p>
      <text:p text:style-name="P1">Et vint a la poissonnerie</text:p>
      <text:p text:style-name="P1">Et les laissa de la les pons</text:p>
      <text:p text:style-name="P1">Quasi plains de merencolie</text:p>
      <text:p text:style-name="P1">Il marchanda a cherette</text:p>
      <text:p text:style-name="P1">Vng panier tout plain de poisson</text:p>
      <text:p text:style-name="P1">Et sembloit ie vous certifie.</text:p>
      <text:p text:style-name="P1">Quil fust homme de frant facon</text:p>
      <text:p text:style-name="P1">£</text:p>
      <text:p text:style-name="P1">Maistre francoys fut diligent</text:p>
      <text:p text:style-name="P1">Dachetter non pas de payer</text:p>
      <text:p text:style-name="P1">Et dist quil bailleroit largent</text:p>
      <text:p text:style-name="P1">Tout comptant au porte panier</text:p>
      <text:p text:style-name="P1">Ilz partent sans plus plaidier</text:p>
      <text:p text:style-name="P1">Et passerent par nostre dame</text:p>
      <text:p text:style-name="P1">La ou il vit le penancier</text:p>
      <text:p text:style-name="P1">Qui confessoit ou homme ou femme</text:p>
      <text:p text:style-name="P1">£</text:p>
      <text:p text:style-name="P1">Quant il le vit a peu de plet</text:p>
      <text:p text:style-name="P1">Il luy dist « monseigneur ie vous prie</text:p>
      <text:p text:style-name="l"><text:span text:style-name="pb"><text:span text:style-name="T2">[pb n= f. a5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10</text:span></text:span><text:span text:style-name="pb"><text:span text:style-name="T2">_Image1.jpg]</text:span></text:span></text:p>
      <text:p text:style-name="P1">Que vous despechez sil vous plaist</text:p>
      <text:p text:style-name="P1">Mon nepueu car ie vous affie</text:p>
      <text:p text:style-name="P1">Quil est en si grant reuerie</text:p>
      <text:p text:style-name="P1">vers dieu il est fort negligent</text:p>
      <text:p text:style-name="P1">Il est en telle meroncolie</text:p>
      <text:p text:style-name="P1">Quil ne parle riens que dargent »</text:p>
      <text:p text:style-name="P1">£</text:p>
      <text:p text:style-name="P1">«<text:span text:style-name="T21"> vrayement </text:span><text:span text:style-name="exquote"><text:span text:style-name="T18">(</text:span></text:span><text:span text:style-name="T21">se dist le penancier</text:span><text:span text:style-name="exquote"><text:span text:style-name="T18">)</text:span></text:span></text:p>
      <text:p text:style-name="P1">Tresvoulentiers on le fera »</text:p>
      <text:p text:style-name="P1">Maistre francoys print le panier</text:p>
      <text:p text:style-name="P1">Et dist « mon amy venes ca</text:p>
      <text:p text:style-name="P1">vela qui vous despechera</text:p>
      <text:p text:style-name="P1">Incontinent quil aura fait »</text:p>
      <text:p text:style-name="P1">Adonc maistre francoys sen va</text:p>
      <text:p text:style-name="P1">A tout le panier en effect</text:p>
      <text:p text:style-name="P1">£</text:p>
      <text:p text:style-name="P1">Quant le penancier eust parfait</text:p>
      <text:p text:style-name="P1">De confesser la creature</text:p>
      <text:p text:style-name="P1">Saigne denier par dit et fait</text:p>
      <text:p text:style-name="P1">Acourut vers luy bonne aleure</text:p>
      <text:p text:style-name="P1">Disant « monseigneur ie vous asseure</text:p>
      <text:p text:style-name="P1"><text:soft-page-break/>Sil vous plaisoit prendre loysir</text:p>
      <text:p text:style-name="P1">De me despecher a ceste heure</text:p>
      <text:p text:style-name="P1">vous me feries grant plaisir »</text:p>
      <text:p text:style-name="P1">£</text:p>
      <text:p text:style-name="P1">« Je le vueil bien en verite</text:p>
      <text:p text:style-name="P1">Dist le penancier par ma foy</text:p>
      <text:p text:style-name="P1">Or dictes benedicite</text:p>
      <text:p text:style-name="P1">Et puis ie vous confesseray</text:p>
      <text:p text:style-name="P1">et en apres vous assouldray</text:p>
      <text:p text:style-name="P1">Ainsi comme ie le doy faire</text:p>
      <text:p text:style-name="P1">Puis penitance vous bauldray</text:p>
      <text:p text:style-name="P1">Qui vous sera bien necessaire »</text:p>
      <text:p text:style-name="P1">£</text:p>
      <text:p text:style-name="P1">« Quel confesser dist le poure homme</text:p>
      <text:p text:style-name="P1">Fus ie pas a pasques absoulz</text:p>
      <text:p text:style-name="P1">que bon gre saint pierre de romme</text:p>
      <text:p text:style-name="P1">Je demande cinquante soubz</text:p>
      <text:p text:style-name="l"><text:span text:style-name="pb"><text:span text:style-name="T2">[pb n= f. a</text:span></text:span><text:span text:style-name="pb"><text:span text:style-name="T10">6r</text:span></text:span><text:span text:style-name="pb"><text:span text:style-name="T2"> facs=faceties_001-III-F-019/Cote_III-F-019_Page</text:span></text:span><text:span text:style-name="pb"><text:span text:style-name="T9">11</text:span></text:span><text:span text:style-name="pb"><text:span text:style-name="T2">_Image1.jpg]</text:span></text:span></text:p>
      <text:p text:style-name="P1">Quelle si a qui sommes nous</text:p>
      <text:p text:style-name="P1">Ma maistresse et bien arriuee</text:p>
      <text:p text:style-name="P1">A coup a coup despesches vous</text:p>
      <text:p text:style-name="P1">Payes mon panier de maree »</text:p>
      <text:p text:style-name="P1">£</text:p>
      <text:p text:style-name="P1">« Ha mon amy ce nest pas ieu</text:p>
      <text:p text:style-name="P1">Dist le penancier seurement</text:p>
      <text:p text:style-name="P1">Il vous fault bien penser a dieu</text:p>
      <text:p text:style-name="P1">Et le supplier humblement</text:p>
      <text:p text:style-name="P1">Que bon gre en ait mon serment</text:p>
      <text:p text:style-name="P1">Dist cest homme sans contredit</text:p>
      <text:p text:style-name="P1">Despeches moy legierement</text:p>
      <text:p text:style-name="P1">Ainsi que se seigneur a dit »</text:p>
      <text:p text:style-name="P1">£</text:p>
      <text:p text:style-name="P1">Adonc le penancier vit bien</text:p>
      <text:p text:style-name="P1">Quil y eut quelque tromperie</text:p>
      <text:p text:style-name="P1">Quant il entendit le moyen</text:p>
      <text:p text:style-name="P1">Il congneut bien la ioncherie</text:p>
      <text:p text:style-name="P1">Le poure homme ie vous affie</text:p>
      <text:p text:style-name="P1">Ne prisa pas bien la facon</text:p>
      <text:p text:style-name="P1">Car il neust ie vous sertiffie</text:p>
      <text:p text:style-name="P1">Or ne argent de son poisson</text:p>
      <text:p text:style-name="P1">£</text:p>
      <text:p text:style-name="P1">Maistre francoys par son blason</text:p>
      <text:p text:style-name="P1">Trouua la facon et maniere</text:p>
      <text:p text:style-name="P1">Dauoir maree grant foison</text:p>
      <text:p text:style-name="P1">Pour gaudir et faire grant chiere</text:p>
      <text:p text:style-name="P1">Cestoit la mere nourrissiere</text:p>
      <text:p text:style-name="P1">De ceulx qui nauoient point dargent</text:p>
      <text:p text:style-name="P1">A tromper deuant et derriere</text:p>
      <text:p text:style-name="P1">Estoit vng homme diligent</text:p>
      <text:p text:style-name="P1">£</text:p>
      <text:p text:style-name="titre3">La maniere dauoir des trippes pour<text:line-break/>disner</text:p>
      <text:p text:style-name="l"><text:soft-page-break/><text:span text:style-name="Police_20_par_20_défaut"><text:span text:style-name="T3">Que fist il a bien peu de plet</text:span></text:span></text:p>
      <text:p text:style-name="P1">Sauisa de grant ioncherie</text:p>
      <text:p text:style-name="P1">Et fist lauer le cul bien net</text:p>
      <text:p text:style-name="P1">A vng gallant ie vous affie</text:p>
      <text:p text:style-name="l"><text:span text:style-name="pb"><text:span text:style-name="T2">[pb n= f. a6</text:span></text:span><text:span text:style-name="pb"><text:span text:style-name="T10">v</text:span></text:span><text:span text:style-name="pb"><text:span text:style-name="T2"> facs=faceties_001-III-F-019/Cote_III-F-019_Page1</text:span></text:span><text:span text:style-name="pb"><text:span text:style-name="T9">2</text:span></text:span><text:span text:style-name="pb"><text:span text:style-name="T2">_Image1.jpg]</text:span></text:span></text:p>
      <text:p text:style-name="P1">Disant « il conuient quon espie</text:p>
      <text:p text:style-name="P1">Quant seray deuant la tripiere</text:p>
      <text:p text:style-name="P1">Monstre ton cul par raillerie</text:p>
      <text:p text:style-name="P1">Puis apres nous ferons grand chiere »</text:p>
      <text:p text:style-name="P1">£</text:p>
      <text:p text:style-name="P1">Le compaignon point ne faillit</text:p>
      <text:p text:style-name="P1">Foy que doy saint remy de rains</text:p>
      <text:p text:style-name="P1">A petit pont vint par compas</text:p>
      <text:p text:style-name="P1">Son cul descouuert iusques aux rains</text:p>
      <text:p text:style-name="P1">Quant maistre francoys vist le train</text:p>
      <text:p text:style-name="P1">Dieu scet si fist piteuses lippes</text:p>
      <text:p text:style-name="P1">Car il tenoit entre ses mains</text:p>
      <text:p text:style-name="P1">Du foye du poummon et des tripes</text:p>
      <text:p text:style-name="P1">£</text:p>
      <text:p text:style-name="P1">Comme sil fust plain de despit</text:p>
      <text:p text:style-name="P1">Et courrouce amerement</text:p>
      <text:p text:style-name="P1">Il haussa la main vng petit</text:p>
      <text:p text:style-name="P1">Et le frappa bien rudement</text:p>
      <text:p text:style-name="P1">Des trippes par le fondement</text:p>
      <text:p text:style-name="P1">Puis sans faire plus long caquet</text:p>
      <text:p text:style-name="P1">Les voulut tout incontinent</text:p>
      <text:p text:style-name="P1">Remettre dedens le baquet</text:p>
      <text:p text:style-name="P1">£</text:p>
      <text:p text:style-name="P1">La tripiere fut fort courroucee</text:p>
      <text:p text:style-name="P1">Et ne les voulut pas reprendre</text:p>
      <text:p text:style-name="P1">Maistre francoys sans demouree</text:p>
      <text:p text:style-name="P1">Sen alla sans compte luy rẽdre</text:p>
      <text:p text:style-name="P1">Par ainsi vous pouez entendre</text:p>
      <text:p text:style-name="P1">Quilz eurent tripes et maree</text:p>
      <text:p text:style-name="P1">Mais apres fault du pain tendre</text:p>
      <text:p text:style-name="P1">Pour ce disner de grant facon</text:p>
      <text:p text:style-name="P1">£</text:p>
      <text:p text:style-name="titre3">La maniere dauoir du pain</text:p>
      <text:p text:style-name="P1">£</text:p>
      <text:p text:style-name="l">Il sen vint chez vng boullenger.</text:p>
      <text:p text:style-name="l">Affin de mieulx fournir son train</text:p>
      <text:p text:style-name="l">Contre faisant de lescuyer</text:p>
      <text:p text:style-name="P2">Affin de mieulx fornir son train</text:p>
      <text:p text:style-name="l"><text:span text:style-name="pb"><text:span text:style-name="T3">[pb n= f. </text:span></text:span><text:span text:style-name="pb"><text:span text:style-name="T5">b.1r</text:span></text:span><text:span text:style-name="pb"><text:span text:style-name="T3"> facs=faceties_001-III-F-019/Cote_III-F-019_Page1</text:span></text:span><text:span text:style-name="pb"><text:span text:style-name="T4">3</text:span></text:span><text:span text:style-name="pb"><text:span text:style-name="T3">_Image1.jpg]</text:span></text:span></text:p>
      <text:p text:style-name="l">Cy pris cy mys on chapellast</text:p>
      <text:p text:style-name="l">Cinq ou six douzaines de pain</text:p>
      <text:p text:style-name="P2">Et que bien tost on le hatast</text:p>
      <text:p text:style-name="l">£</text:p>
      <text:p text:style-name="l">Quant la moytie fut chapelle</text:p>
      <text:p text:style-name="l">En vne hoste le fist mettre</text:p>
      <text:p text:style-name="l">Cõme cil fut de pres haste</text:p>
      <text:p text:style-name="l"><text:soft-page-break/>Il pria et requist au maistre</text:p>
      <text:p text:style-name="l">Quaucun se voulsist entremettre</text:p>
      <text:p text:style-name="l">Dapporter apres luy courant</text:p>
      <text:p text:style-name="P2">Le pain chappelle en son estre</text:p>
      <text:p text:style-name="P2">Tandis quon fist le demourant</text:p>
      <text:p text:style-name="l">£</text:p>
      <text:p text:style-name="l">Le varlet le mist sur col</text:p>
      <text:p text:style-name="l">Apres maistre francoys le porte</text:p>
      <text:p text:style-name="l">Et arriua soit dur ou mol</text:p>
      <text:p text:style-name="l">Empres vne grant vielle porte</text:p>
      <text:p text:style-name="l">Le varlet descharga sa hoste</text:p>
      <text:p text:style-name="l">Et fut renuoye tout courant</text:p>
      <text:p text:style-name="l">Hastiuement traynant sa hoste</text:p>
      <text:p text:style-name="l">Pour requerir le demourant</text:p>
      <text:p text:style-name="l">£</text:p>
      <text:p text:style-name="l">Maistre francoys sans contredit</text:p>
      <text:p text:style-name="P2">Natendit pas la reuenue</text:p>
      <text:p text:style-name="l">Il eut du pain par son edit</text:p>
      <text:p text:style-name="l">Pour fournir sa franche repeue</text:p>
      <text:p text:style-name="l">Le boulengier sans attendue</text:p>
      <text:p text:style-name="l">Reuint mais il ne trouua point</text:p>
      <text:p text:style-name="l">Son maistre dostel de dueil</text:p>
      <text:p text:style-name="l">Quon lauoit trompe en ce point</text:p>
      <text:p text:style-name="titre3">La manière<text:line-break/>dauoir du vin</text:p>
      <text:p text:style-name="l"><text:span text:style-name="Police_20_par_20_défaut"><text:span text:style-name="T3">Apres quil fut fourny de viures</text:span></text:span></text:p>
      <text:p text:style-name="P1">Il fault bien auoir le memoyre</text:p>
      <text:p text:style-name="P1">Que silz voulaient se iour estre yures</text:p>
      <text:p text:style-name="P1">Il faillot quilz eussent a boyre</text:p>
      <text:p text:style-name="P1">Maistre frãcoys deues croire</text:p>
      <text:p text:style-name="P1">Emprunta deux grans bros de boys</text:p>
      <text:p text:style-name="l"><text:span text:style-name="pb"><text:span text:style-name="T2">[pb n= f. b1</text:span></text:span><text:span text:style-name="pb"><text:span text:style-name="T10">v</text:span></text:span><text:span text:style-name="pb"><text:span text:style-name="T2"> facs=faceties_001-III-F-019/Cote_III-F-019_Page1</text:span></text:span><text:span text:style-name="pb"><text:span text:style-name="T9">4</text:span></text:span><text:span text:style-name="pb"><text:span text:style-name="T2">_Image1.jpg]</text:span></text:span></text:p>
      <text:p text:style-name="P1">Disãt quil estoit necessaire</text:p>
      <text:p text:style-name="P1">Dauoir du vin par ambagois</text:p>
      <text:p text:style-name="P1">Lun fist emplir de belle caue clere</text:p>
      <text:p text:style-name="P1">Et vint ala pomme de pin</text:p>
      <text:p text:style-name="P1">A tous ses deux bros sans renchere</text:p>
      <text:p text:style-name="P1">Demãdant sil auoit bon vin</text:p>
      <text:p text:style-name="P1">Et quon luy emplit du plus fin</text:p>
      <text:p text:style-name="P1">Mais quil fust blanc (et) amoureux</text:p>
      <text:p text:style-name="P1">On luy emplit pour faire fin</text:p>
      <text:p text:style-name="P1">Dun tresbon vin blanc de baigneux</text:p>
      <text:p text:style-name="P1">Maistre francoys print les deux brocz</text:p>
      <text:p text:style-name="P1">Lun empres lautre les bouta</text:p>
      <text:p text:style-name="P1">Incontinent ꝑ bon propos</text:p>
      <text:p text:style-name="P1">Sans se haster il demāda</text:p>
      <text:p text:style-name="P1">Au varlet « quel vin esse la »</text:p>
      <text:p text:style-name="P1">Il luy dist du vin de baigneux</text:p>
      <text:p text:style-name="P1">« Ostez ostez ostez cella</text:p>
      <text:p text:style-name="P1">Car ꝑ mafoy point ie nen veux »</text:p>
      <text:p text:style-name="l"><text:span text:style-name="T2">« Quesse cy estes vo</text:span><text:span text:style-name="Police_20_par_20_défaut"><text:span text:style-name="T13">9</text:span></text:span><text:span text:style-name="T2"> beiaune</text:span></text:p>
      <text:p text:style-name="P1"><text:soft-page-break/>Uuidez moy mõ broc vitement</text:p>
      <text:p text:style-name="P1">Ie demãde du vin de beaune</text:p>
      <text:p text:style-name="P1">Qui soit bon (et) non autrement »</text:p>
      <text:p text:style-name="P1">Et en parlãt subtillement</text:p>
      <text:p text:style-name="P1">Le broc qui estoit de au plain</text:p>
      <text:p text:style-name="P1">Luy chãgea a pur (et) a plain</text:p>
      <text:p text:style-name="P1"><text:span text:style-name="pied_5f_de_5f_mouche">(C)</text:span> Par ce point ilz eurent du vin</text:p>
      <text:p text:style-name="P1">Par fine force de tromper</text:p>
      <text:p text:style-name="P1">Sans aller parler au devin</text:p>
      <text:p text:style-name="P1">Ilz repeurent per ou nomper</text:p>
      <text:p text:style-name="P1">Mais le beau ieu fut au souper</text:p>
      <text:p text:style-name="P1">Car maistre francoys a bref mot</text:p>
      <text:p text:style-name="P1">Leur dist « ie me vueil occuper</text:p>
      <text:p text:style-name="P1">Que nous mẽgerõs ẽnuyt du rost »</text:p>
      <text:p text:style-name="titre3"><text:span text:style-name="pied_5f_de_5f_mouche">(C)</text:span> La maniere dauoir du rost</text:p>
      <text:p text:style-name="P1">Il fut appointe quil yroit</text:p>
      <text:p text:style-name="P1">Deuant lestal dun rotisseur</text:p>
      <text:p text:style-name="P1">Et de la chair marchanderoit</text:p>
      <text:p text:style-name="P1">Contrefaisãt du gaudisseur</text:p>
      <text:p text:style-name="P1">Et pour trouuer moyen meilleur</text:p>
      <text:p text:style-name="P1">Faignant que point on ne se ioue</text:p>
      <text:p text:style-name="l"><text:span text:style-name="pb"><text:span text:style-name="T2">[pb n= f. b</text:span></text:span><text:span text:style-name="pb"><text:span text:style-name="T11">2r</text:span></text:span><text:span text:style-name="pb"><text:span text:style-name="T2"> facs=faceties_001-III-F-019/Cote_III-F-019_Page1</text:span></text:span><text:span text:style-name="pb"><text:span text:style-name="T9">5</text:span></text:span><text:span text:style-name="pb"><text:span text:style-name="T2">_Image1.jpg]</text:span></text:span></text:p>
      <text:p text:style-name="P1">Il viẽdroit vng entrepreneur</text:p>
      <text:p text:style-name="P1">Qui luy bailleroit sur la ioue</text:p>
      <text:p text:style-name="P1"><text:span text:style-name="pied_5f_de_5f_mouche">(C)</text:span> Il vint a la rotisserie</text:p>
      <text:p text:style-name="P1">Et marchãda de la viande</text:p>
      <text:p text:style-name="P1">Lautre vint de chiere marrie</text:p>
      <text:p text:style-name="P1">« Quesse que ce paillart demãde »</text:p>
      <text:p text:style-name="P1">Luy baillãt vne buffe grande</text:p>
      <text:p text:style-name="P1">En luy dissãt mainte reproche</text:p>
      <text:p text:style-name="P1">Quãt il vit quil eut ceste offrande</text:p>
      <text:p text:style-name="P1">Empoigna de rost plaine broche</text:p>
      <text:p text:style-name="P1"><text:span text:style-name="pied_5f_de_5f_mouche">(C)</text:span> Celluy qui bailla le soufflet</text:p>
      <text:p text:style-name="P1">Fuit biẽ tost a mos expres</text:p>
      <text:p text:style-name="P1">Maitre frãcoys sans plus deplet</text:p>
      <text:p text:style-name="P1">A tout son rost courant apres</text:p>
      <text:p text:style-name="P1">Ainsi sans faire long proces</text:p>
      <text:p text:style-name="P1">Ilz repeureut de cueur de uot</text:p>
      <text:p text:style-name="P1">Et eurent ꝑ leur grant exces</text:p>
      <text:p text:style-name="P1">Pain vin chex poisson (et) rost</text:p>
      <text:p text:style-name="P1"><text:span text:style-name="pied_5f_de_5f_mouche">(C)</text:span> Et pour la premiere repeue</text:p>
      <text:p text:style-name="P1">Dont apres sera mencion</text:p>
      <text:p text:style-name="P1">Bien digne destre ramẽtue</text:p>
      <text:p text:style-name="P1">Et mise en reuelation</text:p>
      <text:p text:style-name="P1">Et pourtãt soubz corretion</text:p>
      <text:p text:style-name="P1">Affin que len parle encore</text:p>
      <text:p text:style-name="P1">Comme nouuelle invẽcion</text:p>
      <text:p text:style-name="P1">Redigee sera pour mem<text:span text:style-name="typo_5f_reg">o</text:span>ire</text:p>
      <text:p text:style-name="P1"><text:span text:style-name="pied_5f_de_5f_mouche">(C)</text:span> Or aduint de coup dauẽture</text:p>
      <text:p text:style-name="P1">Que les suppoz deuãt nommez</text:p>
      <text:p text:style-name="P1">Ne serchoit riens par droictu<text:span text:style-name="typo_5f_reg">r</text:span>e</text:p>
      <text:p text:style-name="P1"><text:soft-page-break/>Que gens en richesse renõmez</text:p>
      <text:p text:style-name="P1">Ung iour quilz estoient affames</text:p>
      <text:p text:style-name="P1">En la porte dun bon logis</text:p>
      <text:p text:style-name="P1">virent entrer sãs estre armez</text:p>
      <text:p text:style-name="P1">Ambassadeurs de long pays</text:p>
      <text:p text:style-name="P1"><text:span text:style-name="pied_5f_de_5f_mouche">(C)</text:span> Si pẽserent entre eulx commẽt</text:p>
      <text:p text:style-name="P1">Ilz pourroient leure repaistre</text:p>
      <text:p text:style-name="P1">Et selon entendemẽt</text:p>
      <text:p text:style-name="P1">Lun diceulx saprocha du maitre</text:p>
      <text:p text:style-name="l"><text:span text:style-name="pb"><text:span text:style-name="T2">[pb n= f. b2</text:span></text:span><text:span text:style-name="pb"><text:span text:style-name="T11">v</text:span></text:span><text:span text:style-name="pb"><text:span text:style-name="T2"> facs=faceties_001-III-F-019/Cote_III-F-019_Page1</text:span></text:span><text:span text:style-name="pb"><text:span text:style-name="T9">6</text:span></text:span><text:span text:style-name="pb"><text:span text:style-name="T2">_Image1.jpg]</text:span></text:span></text:p>
      <text:p text:style-name="P1">Dostel (et) si fist a congnoistre</text:p>
      <text:p text:style-name="P1">Disãt qui luy enseigneroit</text:p>
      <text:p text:style-name="P1">Le hault le bas marche pour estre</text:p>
      <text:p text:style-name="P1">Par luy ↄduyt si luy plaisoyt</text:p>
      <text:p text:style-name="P1">£</text:p>
      <text:p text:style-name="P1">Je croy biẽ q̃ mõseigneur le maistre</text:p>
      <text:p text:style-name="P1">Qui du bas mestier estoit tendre</text:p>
      <text:p text:style-name="P1">Fist se gallãt tresbiẽ repaistre</text:p>
      <text:p text:style-name="P1">Et luy ↄmãda charge prendre</text:p>
      <text:p text:style-name="P1">De la cuisine (et) dy entendre</text:p>
      <text:p text:style-name="P1">Tant que leur train de partira</text:p>
      <text:p text:style-name="P1">Et biẽ le payer sans attẽdre</text:p>
      <text:p text:style-name="P1">A son gre quant il sen yra</text:p>
      <text:p text:style-name="P1">£</text:p>
      <text:p text:style-name="P1">Lors sen vint ses ↄpaignons</text:p>
      <text:p text:style-name="P1">Dire « nostre estre paye</text:p>
      <text:p text:style-name="P1">Je suis ia lun des grans mignons</text:p>
      <text:p text:style-name="P1">De leans (et) myeulx auoye</text:p>
      <text:p text:style-name="P1">Car le maistre ma enuoye</text:p>
      <text:p text:style-name="P1">Par la ville pour sen sortir</text:p>
      <text:p text:style-name="P1">Mais se mon sens nest desuoye</text:p>
      <text:p text:style-name="P1">Bien bref sen fera repentir »</text:p>
      <text:p text:style-name="P1">« Ua luy dyrent ses ↄpaignons</text:p>
      <text:p text:style-name="P1">Et esguise tout ton engin</text:p>
      <text:p text:style-name="P1">A nous rechauffer les reignõs</text:p>
      <text:p text:style-name="P1">Et nous faitz boire de bon vin</text:p>
      <text:p text:style-name="l"><text:span text:style-name="T2">Passe to</text:span><text:span text:style-name="Police_20_par_20_défaut"><text:span text:style-name="T13">9</text:span></text:span><text:span text:style-name="T2"> les sens patelin</text:span></text:p>
      <text:p text:style-name="P1">De villon (et) pauque dẽ nayre</text:p>
      <text:p text:style-name="P1">Car se venir peux en la fĩ</text:p>
      <text:p text:style-name="P1">Passe seras maistre ordinaire »</text:p>
      <text:p text:style-name="P1">£</text:p>
      <text:p text:style-name="l">Le gallant vint a la mason</text:p>
      <text:p text:style-name="l">Ou estoit loge lãbassade</text:p>
      <text:p text:style-name="l">Ou les seigneurs ꝑ beau blason</text:p>
      <text:p text:style-name="l">Deuisoyent rõdeau ou balade</text:p>
      <text:p text:style-name="l">il estoit miste gent (et) saige</text:p>
      <text:p text:style-name="l">Bien a bitue bien en point</text:p>
      <text:p text:style-name="l">Robe fourree pourpoint dostade</text:p>
      <text:p text:style-name="P2">Il entendoit son cõtrepoint</text:p>
      <text:p text:style-name="l"><text:span text:style-name="pb"><text:span text:style-name="T3">[pb n= f. b</text:span></text:span><text:span text:style-name="pb"><text:span text:style-name="T6">3r</text:span></text:span><text:span text:style-name="pb"><text:span text:style-name="T3"> facs=faceties_001-III-F-019/Cote_III-F-019_Page1</text:span></text:span><text:span text:style-name="pb"><text:span text:style-name="T4">7</text:span></text:span><text:span text:style-name="pb"><text:span text:style-name="T3">_Image1.jpg]</text:span></text:span></text:p>
      <text:p text:style-name="l">Le principal embassadeur</text:p>
      <text:p text:style-name="l">Aymoit vng peu le bas mestier</text:p>
      <text:p text:style-name="l"><text:soft-page-break/>Dont gallant fut a honneur</text:p>
      <text:p text:style-name="l">Car cestoit quasi son mestier</text:p>
      <text:p text:style-name="l">Et luy compta que a son quartier</text:p>
      <text:p text:style-name="l">Auoit des femmes largement</text:p>
      <text:p text:style-name="l">Qui estoient sil estoit mestier</text:p>
      <text:p text:style-name="P2">A son iolis commandement</text:p>
      <text:p text:style-name="l">£</text:p>
      <text:p text:style-name="l">Le gallant fut entretenu</text:p>
      <text:p text:style-name="l">Par ce seigneur venu nouueau</text:p>
      <text:p text:style-name="P2">Et leans il fut retenu</text:p>
      <text:p text:style-name="l">Pour estre fin franc macquereau</text:p>
      <text:p text:style-name="l">Le ieu leur sembla si tresbeau</text:p>
      <text:p text:style-name="l">Aussi il fist si bonne myne</text:p>
      <text:p text:style-name="P2">Qui fut esleu sans nul appeau</text:p>
      <text:p text:style-name="P2">Pour estre varlet de cuisine</text:p>
      <text:p text:style-name="l">£</text:p>
      <text:p text:style-name="l">Les ambassadeurs conuoyerent</text:p>
      <text:p text:style-name="l">Seigneurs et bourgois a disner</text:p>
      <text:p text:style-name="l">Lesquelz voulentiers y allerent</text:p>
      <text:p text:style-name="l">Passer temps point nen fault doubter</text:p>
      <text:p text:style-name="l">Toutesfoys vous deuez scauoir</text:p>
      <text:p text:style-name="l">Quelque chose que ie vous die</text:p>
      <text:p text:style-name="l">Que lembassadeur pour tout veoir</text:p>
      <text:p text:style-name="l">Craignoit tresfort lespydimie</text:p>
      <text:p text:style-name="l">£</text:p>
      <text:p text:style-name="l">Ce gallant en fut aduerti</text:p>
      <text:p text:style-name="l">Qui nonobstant fist bonne myne</text:p>
      <text:p text:style-name="l">Et quant il fut pres de myoy</text:p>
      <text:p text:style-name="P2">A leure quil est temps quon dysgne</text:p>
      <text:p text:style-name="l">Il entra dedens la cuisine</text:p>
      <text:p text:style-name="l">Maintenant toute la viande</text:p>
      <text:p text:style-name="l">Comme docteur en medicine</text:p>
      <text:p text:style-name="P4">Qui tient malades en commande</text:p>
      <text:p text:style-name="l">£</text:p>
      <text:p text:style-name="P4">Tous les seigneurs le regarderent</text:p>
      <text:p text:style-name="l"><text:span text:style-name="pb"><text:span text:style-name="T3">[pb n= f. b3</text:span></text:span><text:span text:style-name="pb"><text:span text:style-name="T6">v</text:span></text:span><text:span text:style-name="pb"><text:span text:style-name="T3"> facs=faceties_001-III-F-019/Cote_III-F-019_Page1</text:span></text:span><text:span text:style-name="pb"><text:span text:style-name="T4">8</text:span></text:span><text:span text:style-name="pb"><text:span text:style-name="T3">_Image1.jpg]</text:span></text:span></text:p>
      <text:p text:style-name="l">Son train ses facons ses manieres</text:p>
      <text:p text:style-name="l">Mais pas apres luy ne tasterent</text:p>
      <text:p text:style-name="l">Aussi ne luy challoit il gueres</text:p>
      <text:p text:style-name="l">Apres il print les esguieres</text:p>
      <text:p text:style-name="l">Le vin le claire lypocras</text:p>
      <text:p text:style-name="l">Dariolles tartres entieres</text:p>
      <text:p text:style-name="l">Il tata par tout par compas</text:p>
      <text:p text:style-name="l">Et pour bien entendre son cas</text:p>
      <text:p text:style-name="l">Quant il veit quil estoit saison</text:p>
      <text:p text:style-name="l">A bien iouer ne faillit pas</text:p>
      <text:p text:style-name="l">Pour faire aux seigneurs la raison</text:p>
      <text:p text:style-name="l">Si bien que dedens la maison</text:p>
      <text:p text:style-name="l">Demoura tout seul pour repaistre</text:p>
      <text:p text:style-name="l">Soustenant par finie achoison</text:p>
      <text:p text:style-name="P4">Quil se douloit du coste destre</text:p>
      <text:p text:style-name="l">£</text:p>
      <text:p text:style-name="l"><text:soft-page-break/>Lors y auoit vue couchette</text:p>
      <text:p text:style-name="l">Ou il failloit la feste faire</text:p>
      <text:p text:style-name="l">Et na dent qui ne luy cliquette</text:p>
      <text:p text:style-name="l">La se mist cõmencant a braire</text:p>
      <text:p text:style-name="l">Que len fuist au presbitaire</text:p>
      <text:p text:style-name="l">Pour faire le prestre acourir</text:p>
      <text:p text:style-name="l">A tout dieu (et) lautre ordinaire</text:p>
      <text:p text:style-name="l"><text:span text:style-name="Police_20_par_20_défaut"><text:span text:style-name="T3">Qui fault pour vng qui veult mourir</text:span></text:span></text:p>
      <text:p text:style-name="l">£</text:p>
      <text:p text:style-name="l">Quant les seigneurs veirent le prestre</text:p>
      <text:p text:style-name="l">Auec les sacremens venir</text:p>
      <text:p text:style-name="P4">Chascun deux eust bien voulu estre</text:p>
      <text:p text:style-name="l">Dehors ie nen vueil point mentir</text:p>
      <text:p text:style-name="l">Si grant haste eurent den sortir</text:p>
      <text:p text:style-name="l">Que la demourerent les viures</text:p>
      <text:p text:style-name="l">Dont les compaignons du martir</text:p>
      <text:p text:style-name="l">Furent troys iours et troys nuytz yures.</text:p>
      <text:p text:style-name="l">£</text:p>
      <text:p text:style-name="l">Par ce point eurent la repeue</text:p>
      <text:p text:style-name="l">Franche chascun des compaignons</text:p>
      <text:p text:style-name="P4">La finesse le prestre le teue</text:p>
      <text:p text:style-name="l"><text:span text:style-name="pb"><text:span text:style-name="T3">[pb n= f. b</text:span></text:span><text:span text:style-name="pb"><text:span text:style-name="T7">4r</text:span></text:span><text:span text:style-name="pb"><text:span text:style-name="T3"> facs=faceties_001-III-F-019/Cote_III-F-019_Page1</text:span></text:span><text:span text:style-name="pb"><text:span text:style-name="T4">9</text:span></text:span><text:span text:style-name="pb"><text:span text:style-name="T3">_Image1.jpg]</text:span></text:span></text:p>
      <text:p text:style-name="l">Affin de complaire aux mignons</text:p>
      <text:p text:style-name="l">Mais les seigneurs dont len parlons</text:p>
      <text:p text:style-name="l">Eurent tous pour ce coup laubade</text:p>
      <text:p text:style-name="l">Chascun deux fut quon nen faillons</text:p>
      <text:p text:style-name="l">De la grant peur troys iours malades</text:p>
      <text:p text:style-name="titre2">La seconde<text:line-break/>repeue franche</text:p>
      <text:p text:style-name="l"><text:span text:style-name="Police_20_par_20_défaut"><text:span text:style-name="T3">Ung lymosin vint a paris</text:span></text:span></text:p>
      <text:p text:style-name="P1">Pour aucun proces quil auoit</text:p>
      <text:p text:style-name="P1">Quant il partit de son pays</text:p>
      <text:p text:style-name="P1">Pas gramment dargent il nauoit</text:p>
      <text:p text:style-name="P1">Et toutesfoys il entendoit</text:p>
      <text:p text:style-name="P1">Son fait et auoit souuenance</text:p>
      <text:p text:style-name="P1">Que son cas mal se porteroit</text:p>
      <text:p text:style-name="P1">Sil nauoit vne repeue franche</text:p>
      <text:p text:style-name="P1">£</text:p>
      <text:p text:style-name="P1">Le lymosin cest chose vraye</text:p>
      <text:p text:style-name="P1">Qui nauoit vaillant vng patac</text:p>
      <text:p text:style-name="P1">Sappeloit mõseigeur de combraye</text:p>
      <text:p text:style-name="P1">Sans quon le suyuist a son trac</text:p>
      <text:p text:style-name="P1">Plus ruse estoit que patac</text:p>
      <text:p text:style-name="P1">Et affame comme vng vieil loup</text:p>
      <text:p text:style-name="P1">Avec monseigneur de pennesac</text:p>
      <text:p text:style-name="P1">Et le seigneur de lameson</text:p>
      <text:p text:style-name="P1">£</text:p>
      <text:p text:style-name="P1">Ses troys seigneurs sentretrouuerent</text:p>
      <text:p text:style-name="P1">Car ilz estoient tout dun quartier</text:p>
      <text:p text:style-name="P1">Et dieu scait silz se saluerent</text:p>
      <text:p text:style-name="P1">Ainsi quil en estoit mestier</text:p>
      <text:p text:style-name="P1"><text:soft-page-break/>Toutesfoys ce bon escuier</text:p>
      <text:p text:style-name="P1">De combraye propos final</text:p>
      <text:p text:style-name="P1">Fut esleu leur grant conseiller</text:p>
      <text:p text:style-name="P1">Et le gouuerneur principal</text:p>
      <text:p text:style-name="P1">£</text:p>
      <text:p text:style-name="P1">Ilz conclurent pour le meilleur</text:p>
      <text:p text:style-name="P1">Que ce bon notable seigneur</text:p>
      <text:p text:style-name="P1">yroit veoir sil pourroit trouuer</text:p>
      <text:p text:style-name="l"><text:span text:style-name="pb"><text:span text:style-name="T3">[pb n= f. b4</text:span></text:span><text:span text:style-name="pb"><text:span text:style-name="T7">v</text:span></text:span><text:span text:style-name="pb"><text:span text:style-name="T3"> facs=faceties_001-III-F-019/Cote_III-F-019_Page</text:span></text:span><text:span text:style-name="pb"><text:span text:style-name="T4">20</text:span></text:span><text:span text:style-name="pb"><text:span text:style-name="T3">_Image1.jpg]</text:span></text:span></text:p>
      <text:p text:style-name="P1">quelque bon lieu pour se logier</text:p>
      <text:p text:style-name="P1">et scelon ce quil trouueroit</text:p>
      <text:p text:style-name="P1">aux autres le racompteroit</text:p>
      <text:p text:style-name="P1">Or aduint que enuiron mydy</text:p>
      <text:p text:style-name="P1">Il estoit de fain estourdy</text:p>
      <text:p text:style-name="P1">Sen vint en vne hostellerie</text:p>
      <text:p text:style-name="P1">En la rue de la mortellerie</text:p>
      <text:p text:style-name="P1">ou peut lenseigne du pestel</text:p>
      <text:p text:style-name="P1">a bon logis et bon hostel</text:p>
      <text:p text:style-name="P1">demandant son a que repaistre</text:p>
      <text:p text:style-name="P1">« Ouy vrayement se dist le maistre</text:p>
      <text:p text:style-name="P1">Ne soyes de rien en soucy</text:p>
      <text:p text:style-name="P1">Car vous serez tresbien seruy</text:p>
      <text:p text:style-name="P1">« De pain de vin et de viande »</text:p>
      <text:p text:style-name="P1">Pas grant chose ie ne demande</text:p>
      <text:p text:style-name="P1">Dist le bon seigneur de combraye</text:p>
      <text:p text:style-name="P1">Il ny a gueres que iauoye</text:p>
      <text:p text:style-name="P1">Desiune mais toutesfoys</text:p>
      <text:p text:style-name="P1">Si ay ie disne maintesfoys</text:p>
      <text:p text:style-name="P1">Que nauoye pas tel appetit »</text:p>
      <text:p text:style-name="P1">Le seigneur menga vng petit</text:p>
      <text:p text:style-name="P1">Car il nauoit gueres dargent</text:p>
      <text:p text:style-name="P1">Commandant Quon fust diligent</text:p>
      <text:p text:style-name="P1">Dauoir quelque chose de bon</text:p>
      <text:p text:style-name="P1">Pour son souper vng gras chapon</text:p>
      <text:p text:style-name="P1">Car il pensoit bien que se soyr</text:p>
      <text:p text:style-name="P1">Il deuoit auec luy soupper</text:p>
      <text:p text:style-name="P1">Des gentilz hommes de la court</text:p>
      <text:p text:style-name="P1">Lostesse fut bien a son gourt</text:p>
      <text:p text:style-name="P1">Car quant vint a compter lescot</text:p>
      <text:p text:style-name="P1">Le seigneur ne dit oncques mot</text:p>
      <text:p text:style-name="P1">Mais tout ce quelle demande</text:p>
      <text:p text:style-name="P1">Le gentil homme luy bailla</text:p>
      <text:p text:style-name="P1">Disant « vous comptez par raison »</text:p>
      <text:p text:style-name="P1">Boutant son sac soubz son esselle</text:p>
      <text:p text:style-name="P1">Et vint racompter la nouuelle</text:p>
      <text:p text:style-name="l"><text:span text:style-name="pb"><text:span text:style-name="T3">[pb n= f. b</text:span></text:span><text:span text:style-name="pb"><text:span text:style-name="T7">5r</text:span></text:span><text:span text:style-name="pb"><text:span text:style-name="T3"> facs=faceties_001-III-F-019/Cote_III-F-019_Page</text:span></text:span><text:span text:style-name="pb"><text:span text:style-name="T4">21</text:span></text:span><text:span text:style-name="pb"><text:span text:style-name="T3">_Image1.jpg]</text:span></text:span></text:p>
      <text:p text:style-name="P1">A ses compaignons (et) comment</text:p>
      <text:p text:style-name="P1">Il failloit faire sagement</text:p>
      <text:p text:style-name="P1">Et fut dit a peu de ꝑolles</text:p>
      <text:p text:style-name="P1">Pour euiter grans monopoles</text:p>
      <text:p text:style-name="P1">Que le seigneur de penneesac</text:p>
      <text:p text:style-name="P1">yroit deuãt louer lestat</text:p>
      <text:p text:style-name="P1"><text:soft-page-break/>Et blasonner la suffisance</text:p>
      <text:p text:style-name="P1">De ce seigneur car sã doubtãce</text:p>
      <text:p text:style-name="P1">La chose le valloit tresbien</text:p>
      <text:p text:style-name="P1">Et pour trouuer meilleur moyen</text:p>
      <text:p text:style-name="P1">Il merroit a sa ↄpaignie</text:p>
      <text:p text:style-name="P1">La meson il ne faillit mye</text:p>
      <text:p text:style-name="P1">Et vĩt demander a lostesse</text:p>
      <text:p text:style-name="P1">Son seigneur rempli de noblesse</text:p>
      <text:p text:style-name="P1">Estoit loge en la maison</text:p>
      <text:p text:style-name="P1">Lostesse respõdit que nom</text:p>
      <text:p text:style-name="P1">Et que vrayement il ny auoyt</text:p>
      <text:p text:style-name="P1">Qun limosin lequel debuoit</text:p>
      <text:p text:style-name="P1">Uenir souper au soir leans</text:p>
      <text:p text:style-name="P1">«<text:span text:style-name="T21"> A </text:span><text:span text:style-name="exquote"><text:span text:style-name="T19">(</text:span></text:span><text:span text:style-name="T21">dist il</text:span><text:span text:style-name="exquote"><text:span text:style-name="T19">)</text:span></text:span><text:span text:style-name="T21"> dam</text:span>e de ceans</text:p>
      <text:p text:style-name="l"><text:span text:style-name="T2">Cest celluy q̃ no</text:span><text:span text:style-name="Police_20_par_20_défaut"><text:span text:style-name="T13">9</text:span></text:span><text:span text:style-name="T2"> demandon</text:span></text:p>
      <text:p text:style-name="P1">Par mafoy cest ce grant baron</text:p>
      <text:p text:style-name="P1">Qui est arriue au matin »</text:p>
      <text:p text:style-name="P1">« Ie nẽtens point vostre latin</text:p>
      <text:p text:style-name="l"><text:span text:style-name="exquote"><text:span text:style-name="T19">(</text:span></text:span><text:span text:style-name="T22">Dist lostesse</text:span><text:span text:style-name="exquote"><text:span text:style-name="T19">)</text:span></text:span><text:span text:style-name="T2"> vo</text:span><text:span text:style-name="Police_20_par_20_défaut"><text:span text:style-name="T13">9</text:span></text:span><text:span text:style-name="T2"> ꝑlez mal</text:span></text:p>
      <text:p text:style-name="P1"><text:span text:style-name="T21">Il na ne iument ne ch</text:span>eual</text:p>
      <text:p text:style-name="P1">Et va a pie ꝑfaulte dasne »</text:p>
      <text:p text:style-name="P1">Lors pennessac respondit « dame</text:p>
      <text:p text:style-name="P1">Il vient icy pour vng proces</text:p>
      <text:p text:style-name="P1">Et est appellãt de lexces</text:p>
      <text:p text:style-name="P1">Quon luy a fait en lymosin</text:p>
      <text:p text:style-name="P1">Et va ainsi de pie affin</text:p>
      <text:p text:style-name="P1">Que son proces soit plus tost fait »</text:p>
      <text:p text:style-name="P1">Lostesse le creut en effet</text:p>
      <text:p text:style-name="P1">£</text:p>
      <text:p text:style-name="l"><text:span text:style-name="Police_20_par_20_défaut"><text:span text:style-name="T3">Alors le seigneur de combraye</text:span></text:span></text:p>
      <text:p text:style-name="P1">Arriua (et) dieu scet quel ioye</text:p>
      <text:p text:style-name="P1">Ses deux autres seigneurs luy firent</text:p>
      <text:p text:style-name="l"><text:span text:style-name="pb"><text:span text:style-name="T3">[pb n= f. b5</text:span></text:span><text:span text:style-name="pb"><text:span text:style-name="T7">v</text:span></text:span><text:span text:style-name="pb"><text:span text:style-name="T3"> facs=faceties_001-III-F-019/Cote_III-F-019_Page2</text:span></text:span><text:span text:style-name="pb"><text:span text:style-name="T4">2</text:span></text:span><text:span text:style-name="pb"><text:span text:style-name="T3">_Image1.jpg]</text:span></text:span></text:p>
      <text:p text:style-name="P1">Et le genoul en bas tendirẽt</text:p>
      <text:p text:style-name="P1">Aussi tost comme il fut venu</text:p>
      <text:p text:style-name="P1">Et ꝑ ce point il fut congneu</text:p>
      <text:p text:style-name="P1">Quil estoit seigneur hõnorable</text:p>
      <text:p text:style-name="P1">Ce bon seigneur se sist a table</text:p>
      <text:p text:style-name="P1">En tenãt bonne grauite</text:p>
      <text:p text:style-name="P1">vis avis de lautre coste</text:p>
      <text:p text:style-name="P1">Sassist le seigneur de lostel</text:p>
      <text:p text:style-name="P1">Et eurent du vin dieu scait quel</text:p>
      <text:p text:style-name="P1">Il ne le fault point demander</text:p>
      <text:p text:style-name="P1">Quãt ce vint a lescot compter</text:p>
      <text:p text:style-name="P1">Lostesse asses hault comptoit</text:p>
      <text:p text:style-name="P1">Mais au seigneur il nen chaloit</text:p>
      <text:p text:style-name="P1">Faignant qu<text:span text:style-name="typo_5f_reg">i</text:span>l fut tout plaint dargent</text:p>
      <text:p text:style-name="P1">Lors il dist quon sust diligent</text:p>
      <text:p text:style-name="P1">De pẽser de faire les lis</text:p>
      <text:p text:style-name="P1">Car il vouloit en ce logis</text:p>
      <text:p text:style-name="P1">coucher / puis apres par expres</text:p>
      <text:p text:style-name="P1">Il print son sac a ces proces</text:p>
      <text:p text:style-name="P1"><text:soft-page-break/>Et le bailla leans en garde</text:p>
      <text:p text:style-name="P1">En disant « quon le contregardast</text:p>
      <text:p text:style-name="P1">Se de largent voulez auoir.</text:p>
      <text:p text:style-name="P1">Il ne fault que demander »</text:p>
      <text:p text:style-name="P1">Lostesse ne fut pas ingrate</text:p>
      <text:p text:style-name="P1">En disant « ie nen ay pas haste</text:p>
      <text:p text:style-name="P1">Nespargnes riens qui soit ceans »</text:p>
      <text:p text:style-name="P1">Ses seigneurs coucherent leans</text:p>
      <text:p text:style-name="P1">Lespace de cinq ou de six moys</text:p>
      <text:p text:style-name="P1">Sans payer argent toutesfoys</text:p>
      <text:p text:style-name="P1">Nonobstant ce quil demandoit</text:p>
      <text:p text:style-name="P1">A son hostesse selle voloit</text:p>
      <text:p text:style-name="P1">auoir de largent bien souuent</text:p>
      <text:p text:style-name="P1">Mais il nestoit point bien content</text:p>
      <text:p text:style-name="l"><text:span text:style-name="T2">De me</text:span><text:span text:style-name="typo_5f_orig"><text:span text:style-name="T1">e</text:span></text:span><text:span text:style-name="typo_5f_reg"><text:span text:style-name="T1">t</text:span></text:span><text:span text:style-name="T2">tre souuent main a bource</text:span></text:p>
      <text:p text:style-name="P1">Lostesse nestoit point rebource</text:p>
      <text:p text:style-name="l"><text:span text:style-name="T2">Et dist « ne vo</text:span><text:span text:style-name="Police_20_par_20_défaut"><text:span text:style-name="T13">9</text:span></text:span><text:span text:style-name="T2"> en soucies</text:span></text:p>
      <text:p text:style-name="P1">Dieu mercy iay argent asses</text:p>
      <text:p text:style-name="P1">A vostre bon commandement »</text:p>
      <text:p text:style-name="l"><text:span text:style-name="pb"><text:span text:style-name="T3">[pb n= f. b</text:span></text:span><text:span text:style-name="pb"><text:span text:style-name="T7">6r</text:span></text:span><text:span text:style-name="pb"><text:span text:style-name="T3"> facs=faceties_001-III-F-019/Cote_III-F-019_Page2</text:span></text:span><text:span text:style-name="pb"><text:span text:style-name="T4">3</text:span></text:span><text:span text:style-name="pb"><text:span text:style-name="T3">_Image1.jpg]</text:span></text:span></text:p>
      <text:p text:style-name="P1">Ses mignons pẽserẽt comment</text:p>
      <text:p text:style-name="P1">ilz pourroient retirer leur sac</text:p>
      <text:p text:style-name="P1">Et lors monseigneur de pennesac</text:p>
      <text:p text:style-name="P1">Dist a ce baron de combraye</text:p>
      <text:p text:style-name="P1">Quil se boutast biẽ tost en voye</text:p>
      <text:p text:style-name="P1">Faignãt qui fust embesoigne</text:p>
      <text:p text:style-name="P1">Ce seigneur vint tout reffrongne</text:p>
      <text:p text:style-name="P1">vers lostesse ꝑ bon moyen</text:p>
      <text:p text:style-name="P1">Et luy dist « mon cas va tresbien</text:p>
      <text:p text:style-name="P1">Mon proces est ennuyt iuge</text:p>
      <text:p text:style-name="P1">Bailles moy mon sac sõme toute</text:p>
      <text:p text:style-name="P1">Car iay peur (et) si fais grant doute</text:p>
      <text:p text:style-name="P1">Que les seigneurs soyent de partis »</text:p>
      <text:p text:style-name="l"><text:span text:style-name="T2">Il print son sac « a dieu vo</text:span><text:span text:style-name="Police_20_par_20_défaut"><text:span text:style-name="T13">9</text:span></text:span><text:span text:style-name="T2"> dis</text:span></text:p>
      <text:p text:style-name="P1">Ie reuiẽdray tout maintenat »</text:p>
      <text:p text:style-name="P1">Il sen alla diligemment</text:p>
      <text:p text:style-name="P1">Atout ses proces (et) son sac</text:p>
      <text:p text:style-name="P1">Et le seigneur de pennesac</text:p>
      <text:p text:style-name="P1">Et de lameson latendoient</text:p>
      <text:p text:style-name="P1">Lesquelz deux seigneurs sesbatoient</text:p>
      <text:p text:style-name="P1">A recuillir les torchecuz</text:p>
      <text:p text:style-name="l"><text:span text:style-name="T2">Des seigneurs qui estoient ven</text:span><text:span text:style-name="Police_20_par_20_défaut"><text:span text:style-name="T13">9</text:span></text:span></text:p>
      <text:p text:style-name="P1">Aux chambres et biẽ se pensoiẽt</text:p>
      <text:p text:style-name="P1">Qua quelq̃ chose seruoient</text:p>
      <text:p text:style-name="l"><text:span text:style-name="T2">Ilz osterent to</text:span><text:span text:style-name="Police_20_par_20_défaut"><text:span text:style-name="T13">9</text:span></text:span><text:span text:style-name="T2"> ces proces</text:span></text:p>
      <text:p text:style-name="P1">De ce sac (et) par motz expres</text:p>
      <text:p text:style-name="P1">Lemplirent desditz torchecuz</text:p>
      <text:p text:style-name="l"><text:span text:style-name="T2">Puys au soir quãt furent ven</text:span><text:span text:style-name="Police_20_par_20_défaut"><text:span text:style-name="T13">9</text:span></text:span></text:p>
      <text:p text:style-name="P1">A leur logis fut mys en garde</text:p>
      <text:p text:style-name="P1">Et pour myeulx estre en sauue garde</text:p>
      <text:p text:style-name="P1">Il fut boute ꝑ grant humblesse</text:p>
      <text:p text:style-name="P1">Auec les robes de lostesse</text:p>
      <text:p text:style-name="P1"><text:soft-page-break/>Qui sentoient le muguelias</text:p>
      <text:p text:style-name="P1">Au soir firent grant ralias</text:p>
      <text:p text:style-name="P1">Le lendemain il fut saison</text:p>
      <text:p text:style-name="P1">De departir il fut saison</text:p>
      <text:p text:style-name="Standard"><text:span text:style-name="pb"><text:span text:style-name="T3">[pb n= c1</text:span></text:span><text:span text:style-name="pb"><text:span text:style-name="T6">v</text:span></text:span><text:span text:style-name="pb"><text:span text:style-name="T4"> facs=faceties_001-III-F-019/Cote_III-F-019_Page24_Image1.jpg]</text:span></text:span></text:p>
      <text:p text:style-name="Standard"><text:span text:style-name="exquote"><text:span text:style-name="T20">[folios f. b6v et f. c1r manquants?]</text:span></text:span></text:p>
      <text:p text:style-name="P1">Auoir vng morceau de fromaige</text:p>
      <text:p text:style-name="speaker">Le clerc</text:p>
      <text:p text:style-name="l"><text:span text:style-name="Police_20_par_20_défaut"><text:span text:style-name="T3">« Adonc</text:span></text:span><text:span text:style-name="typo_5f_reg"><text:span text:style-name="T14"> </text:span></text:span><text:span text:style-name="Police_20_par_20_défaut"><text:span text:style-name="T3">dit le clerc mon amy</text:span></text:span></text:p>
      <text:p text:style-name="P1">Il fault compter car vous deuez</text:p>
      <text:p text:style-name="P1">Tout par tout sept soubz et demy</text:p>
      <text:p text:style-name="P1">Et convient que les me payes »</text:p>
      <text:p text:style-name="speaker">Le gallant</text:p>
      <text:p text:style-name="l"><text:span text:style-name="Police_20_par_20_défaut"><text:span text:style-name="T3">« Je ne scay comment les aurez</text:span></text:span></text:p>
      <text:p text:style-name="P1">Dist la gallant par saint gille</text:p>
      <text:p text:style-name="P1">Je vueil bien que vous le sachez</text:p>
      <text:p text:style-name="P1">Je ne sache ne croix ne pile »</text:p>
      <text:p text:style-name="speaker">Le clerc</text:p>
      <text:p text:style-name="l"><text:span text:style-name="Police_20_par_20_défaut"><text:span text:style-name="T3">« Qui na argent si laisse gaige</text:span></text:span></text:p>
      <text:p text:style-name="P1">Se nest que le fait droicturier</text:p>
      <text:p text:style-name="P1">Uoulez vous viure dauantaige</text:p>
      <text:p text:style-name="P1">Et nauez maille ne denier</text:p>
      <text:p text:style-name="P1">Estes vous larron ou murdrier</text:p>
      <text:p text:style-name="P1">Par dieu ains que dicy ie hobe</text:p>
      <text:p text:style-name="P1">Uous me payerez pour abreger</text:p>
      <text:p text:style-name="P1">Ou vous y laisserez la robe »</text:p>
      <text:p text:style-name="speaker">Le gallant</text:p>
      <text:p text:style-name="l"><text:span text:style-name="Police_20_par_20_défaut"><text:span text:style-name="T3">« Quant est dargent ie nen ay point</text:span></text:span></text:p>
      <text:p text:style-name="P1">Affin de le dire tout hault</text:p>
      <text:p text:style-name="P1">Comment men iray ie en pourpoint</text:p>
      <text:p text:style-name="P1">Desnue comment vng marault</text:p>
      <text:p text:style-name="P1">Dieu mercy ie nay pas trop chault</text:p>
      <text:p text:style-name="P1">Mais sil vous plaisoit menployer</text:p>
      <text:p text:style-name="P1">Je vous seruiroye sans deffault</text:p>
      <text:p text:style-name="P1">Jusques a mon escot payer »</text:p>
      <text:p text:style-name="speaker">Le clerc</text:p>
      <text:p text:style-name="l"><text:span text:style-name="Police_20_par_20_défaut"><text:span text:style-name="T3">« Et comment que scauez vous faire</text:span></text:span></text:p>
      <text:p text:style-name="P1">Dictes le moy tout plainement »</text:p>
      <text:p text:style-name="speaker">Le gallant</text:p>
      <text:p text:style-name="l"><text:span text:style-name="Police_20_par_20_défaut"><text:span text:style-name="T3">« Quoy toute chose necessaire</text:span></text:span></text:p>
      <text:p text:style-name="P1">Point ne fault demander comment</text:p>
      <text:p text:style-name="P1">Je gaige que tout maintenant</text:p>
      <text:p text:style-name="P1">Que ie chanteray vng couplet</text:p>
      <text:p text:style-name="l"><text:span text:style-name="pb"><text:span text:style-name="T3">[pb n= f. c</text:span></text:span><text:span text:style-name="pb"><text:span text:style-name="T6">2r</text:span></text:span><text:span text:style-name="pb"><text:span text:style-name="T3"> facs=faceties_001-III-F-019/Cote_III-F-019_Page2</text:span></text:span><text:span text:style-name="pb"><text:span text:style-name="T4">5</text:span></text:span><text:span text:style-name="pb"><text:span text:style-name="T3">_Image1.jpg]</text:span></text:span></text:p>
      <text:p text:style-name="P1">Si hault et si cler ie me vante</text:p>
      <text:p text:style-name="P1">Que vous direz ce la me plaist »</text:p>
      <text:p text:style-name="speaker">Lacteur</text:p>
      <text:p text:style-name="l"><text:span text:style-name="Police_20_par_20_défaut"><text:span text:style-name="T3">Lors le varlet voyant cecy</text:span></text:span></text:p>
      <text:p text:style-name="P1">Fut content de ceste gageure</text:p>
      <text:p text:style-name="P1"><text:soft-page-break/>Et pensa a luy mesme ainsy</text:p>
      <text:p text:style-name="P1">Quil attendroit ceste aduenture</text:p>
      <text:p text:style-name="P1">Et sil chantoit bien dauenture</text:p>
      <text:p text:style-name="P1">Il luy diroit pour tous bebas</text:p>
      <text:p text:style-name="P1">Quil payast lescot bonne alleure</text:p>
      <text:p text:style-name="P1">Car son chant ne luy plaisoit pas</text:p>
      <text:p text:style-name="P1">£</text:p>
      <text:p text:style-name="P1">Lacord fut dit lacord fut fait</text:p>
      <text:p text:style-name="P1">Deuant tous non pas en derriere</text:p>
      <text:p text:style-name="P1">Lors le gallant tira de fait</text:p>
      <text:p text:style-name="P1">De dedens sa gibeciere</text:p>
      <text:p text:style-name="P1">Une bource dargent legiere</text:p>
      <text:p text:style-name="P1">Qui estoit plaine de mereaulx</text:p>
      <text:p text:style-name="P1">Et chanta par bonne maniere</text:p>
      <text:p text:style-name="P1">Haultement ses motz nouueaulx</text:p>
      <text:p text:style-name="P1">£</text:p>
      <text:p text:style-name="P1">De sa bource dessus la table</text:p>
      <text:p text:style-name="P1">Frappa affin que ie le note</text:p>
      <text:p text:style-name="P1">Et comme chose conuenable</text:p>
      <text:p text:style-name="P1">Chanta ainsy a haulte note</text:p>
      <text:p text:style-name="P1">« Il fault payer tõ hoste tõ hoste ton hoste »</text:p>
      <text:p text:style-name="P1">Tout au long chanta ce couplet</text:p>
      <text:p text:style-name="P1">Le varlet estant coste a coste</text:p>
      <text:p text:style-name="P1">Respondit « cela bien me plaist »</text:p>
      <text:p text:style-name="P1">£</text:p>
      <text:p text:style-name="P1">Touteffoys il natendoit pas</text:p>
      <text:p text:style-name="P1">Quil ne fut de lescot paye</text:p>
      <text:p text:style-name="P1">Parquoy il failloit sur ce pas</text:p>
      <text:p text:style-name="P1">De son sens il fut desuoye</text:p>
      <text:p text:style-name="P1">Et deuant tous fut notifie</text:p>
      <text:p text:style-name="P1">Quil estoit gentil compaignon</text:p>
      <text:p text:style-name="P1">Et quil auoit par son traicte</text:p>
      <text:p text:style-name="P1">Bien disne pour vne chanson</text:p>
      <text:p text:style-name="l"><text:span text:style-name="pb"><text:span text:style-name="T2">[pb n= f. c2</text:span></text:span><text:span text:style-name="pb"><text:span text:style-name="T11">v</text:span></text:span><text:span text:style-name="pb"><text:span text:style-name="T2"> facs=faceties_001-III-F-019/Cote_III-F-019_Page2</text:span></text:span><text:span text:style-name="pb"><text:span text:style-name="T9">6</text:span></text:span><text:span text:style-name="pb"><text:span text:style-name="T2">_Image1.jpg]</text:span></text:span></text:p>
      <text:p text:style-name="P1">Cest bien disne quant on eschappe</text:p>
      <text:p text:style-name="P1">Sans debourcer pas vng denier</text:p>
      <text:p text:style-name="P1">Et dire a dieu au tauernier</text:p>
      <text:p text:style-name="P1">En torchant son nez a la nappe</text:p>
      <text:p text:style-name="titre2">La repeue<text:line-break/>du peletier</text:p>
      <text:p text:style-name="l"><text:span text:style-name="Police_20_par_20_défaut"><text:span text:style-name="T3">Ung iour aduint qun peletier</text:span></text:span></text:p>
      <text:p text:style-name="P1">Espousa vne belle femme</text:p>
      <text:p text:style-name="P1">Qui appetoit le bas mestier</text:p>
      <text:p text:style-name="P1">En faisant recorder sa game</text:p>
      <text:p text:style-name="P1">Ce peletier sans penser blasme</text:p>
      <text:p text:style-name="P1">Ne sen soucioit qun petit.</text:p>
      <text:p text:style-name="P1">Mieulx aymoit de vin vne drame</text:p>
      <text:p text:style-name="P1">Que coucher dedens vng beau lit</text:p>
      <text:p text:style-name="P1">Ung cure voyant cest affaire</text:p>
      <text:p text:style-name="P1">De la femme fut amoureux</text:p>
      <text:p text:style-name="P1">Et pensa qua son presbitaire</text:p>
      <text:p text:style-name="P1"><text:soft-page-break/>Il meneroit ce maistre gueux</text:p>
      <text:p text:style-name="P1">Il sen vint a luy tout ioyeux</text:p>
      <text:p text:style-name="P1">A celle fin de le tromper</text:p>
      <text:p text:style-name="P1">En disant « mon voisin ie veulx</text:p>
      <text:p text:style-name="P1">Vous donner ennuyt a soupper »</text:p>
      <text:p text:style-name="P1">£</text:p>
      <text:p text:style-name="P1">Le pelletier en fut content</text:p>
      <text:p text:style-name="P1">Car il ne vouloit que repaistre</text:p>
      <text:p text:style-name="P1">Et alla tout incontinent</text:p>
      <text:p text:style-name="P1">Faire grant chiere auec le prestre</text:p>
      <text:p text:style-name="P1">Qui luy ioua dun tour de maistre</text:p>
      <text:p text:style-name="P1">Disant « ma robe est deffourree</text:p>
      <text:p text:style-name="P1">Il vous y conuient la main mettre</text:p>
      <text:p text:style-name="P1">Affin quelle soit refourree »</text:p>
      <text:p text:style-name="P1">£</text:p>
      <text:p text:style-name="P1">« Et bien <text:span text:style-name="exquote"><text:span text:style-name="T23">(</text:span></text:span>se dist le pelletier<text:span text:style-name="exquote"><text:span text:style-name="T23">)</text:span></text:span></text:p>
      <text:p text:style-name="P1">Monseigneur ien suis bien content</text:p>
      <text:p text:style-name="P1">Mais que vous men vueilles payer</text:p>
      <text:p text:style-name="P1">Je suis tout vostre seurement »</text:p>
      <text:p text:style-name="P1">Ilz firent leur appointement</text:p>
      <text:p text:style-name="P1">Quil auroit pour tout inuentoire</text:p>
      <text:p text:style-name="l"><text:span text:style-name="pb"><text:span text:style-name="T2">[pb n= f. c</text:span></text:span><text:span text:style-name="pb"><text:span text:style-name="T11">3r</text:span></text:span><text:span text:style-name="pb"><text:span text:style-name="T2"> facs=faceties_001-III-F-019/Cote_III-F-019_Page2</text:span></text:span><text:span text:style-name="pb"><text:span text:style-name="T9">7</text:span></text:span><text:span text:style-name="pb"><text:span text:style-name="T2">_Image1.jpg]</text:span></text:span></text:p>
      <text:p text:style-name="P1">Dix soubz tournois entierement</text:p>
      <text:p text:style-name="P1">Et du vin largement pour boyre</text:p>
      <text:p text:style-name="P1">£</text:p>
      <text:p text:style-name="P1">Pourueu quil la despecheroit</text:p>
      <text:p text:style-name="P1">Car il luy estoit necessaire</text:p>
      <text:p text:style-name="P1">Et que toute nuyt veilleroit</text:p>
      <text:p text:style-name="P1">Auec son clerc au presbitaire</text:p>
      <text:p text:style-name="P1">Il fut content de cest affaire</text:p>
      <text:p text:style-name="P1">Mais le cure les enferma</text:p>
      <text:p text:style-name="P1">Soubz la clef sans grant noyse faire</text:p>
      <text:p text:style-name="P1">Puis hors la maison sen alla</text:p>
      <text:p text:style-name="P1">£</text:p>
      <text:p text:style-name="P1">Le cure vint en la maison</text:p>
      <text:p text:style-name="P1">Du pelletier par ses sornettes</text:p>
      <text:p text:style-name="P1">Et trouua si bonne achoison</text:p>
      <text:p text:style-name="P1">Quil fist tresbien ses besongnettes</text:p>
      <text:p text:style-name="P1">Ilz firent cent mille chosettes</text:p>
      <text:p text:style-name="P1">Car ainsy comme il me semble</text:p>
      <text:p text:style-name="P1">£</text:p>
      <text:p text:style-name="P1">Ce fourreur pour la repeue franche</text:p>
      <text:p text:style-name="P1">Fut fait coqu bien fermement</text:p>
      <text:p text:style-name="P1">Et luy chargea la dame blanche</text:p>
      <text:p text:style-name="P1">Quil luy retournast hardiment</text:p>
      <text:p text:style-name="P1">Et que par son sainct sacrement</text:p>
      <text:p text:style-name="P1">Jamais nul iour ne loublira</text:p>
      <text:p text:style-name="P1">Mais luy fera hebergement</text:p>
      <text:p text:style-name="P1">Toutes les foys quil luy plaira</text:p>
      <text:p text:style-name="P1">£</text:p>
      <text:p text:style-name="P1">Et pourtant donne soy de garde</text:p>
      <text:p text:style-name="P1">Chascun qui aura belle femme</text:p>
      <text:p text:style-name="P1"><text:soft-page-break/>Quon ne luy ioue de telle aubade</text:p>
      <text:p text:style-name="P1">Pour la repeue cest grant diffame</text:p>
      <text:p text:style-name="P1">Quant il est sceu ce nest que blasme</text:p>
      <text:p text:style-name="P1">Et reproche au temps aduenir</text:p>
      <text:p text:style-name="P1">Dela des repeues la grant gaigne</text:p>
      <text:p text:style-name="P1">Pourtant ayes en souuenir</text:p>
      <text:p text:style-name="titre2">La repeue franche des<text:line-break/>gallans sans soucy</text:p>
      <text:p text:style-name="l"><text:span text:style-name="pb"><text:span text:style-name="T2">[pb n= f. c3</text:span></text:span><text:span text:style-name="pb"><text:span text:style-name="T11">v</text:span></text:span><text:span text:style-name="pb"><text:span text:style-name="T2"> facs=faceties_001-III-F-019/Cote_III-F-019_Page2</text:span></text:span><text:span text:style-name="pb"><text:span text:style-name="T9">8</text:span></text:span><text:span text:style-name="pb"><text:span text:style-name="T2">_Image1.jpg]</text:span></text:span></text:p>
      <text:p text:style-name="l">Vne assemblee de compaignons</text:p>
      <text:p text:style-name="l">Nommez les gallans sans soucy</text:p>
      <text:p text:style-name="l">Se trouuerent entre deux pons</text:p>
      <text:p text:style-name="l">Pres le palais il est ainsi</text:p>
      <text:p text:style-name="l">Dautres y en auoit aussy</text:p>
      <text:p text:style-name="l">Qui aymoient bien besongne faicte</text:p>
      <text:p text:style-name="l">Et estoient de franct cueur transsys</text:p>
      <text:p text:style-name="l">Alabbe de saincte souffrette</text:p>
      <text:p text:style-name="l">£</text:p>
      <text:p text:style-name="l">Ses mygnons ainsi assembles</text:p>
      <text:p text:style-name="l">Ne demanderent que repos</text:p>
      <text:p text:style-name="l">Dargent ilz nestoient pas comblez</text:p>
      <text:p text:style-name="l">Nonpourtant ne faillirent pas</text:p>
      <text:p text:style-name="l"><text:span text:style-name="Police_20_par_20_défaut"><text:span text:style-name="T3">Ilz se bo</text:span></text:span><text:span text:style-name="typo_5f_orig"><text:span text:style-name="T14">n</text:span></text:span><text:span text:style-name="typo_5f_reg"><text:span text:style-name="T14">u</text:span></text:span><text:span text:style-name="Police_20_par_20_défaut"><text:span text:style-name="T3">terent cest le cas</text:span></text:span></text:p>
      <text:p text:style-name="l"><text:span text:style-name="Police_20_par_20_défaut"><text:span text:style-name="T3">A </text:span></text:span><text:span text:style-name="typo_5f_orig"><text:span text:style-name="T14">s</text:span></text:span><text:span text:style-name="typo_5f_reg"><text:span text:style-name="T14">l</text:span></text:span><text:span text:style-name="Police_20_par_20_défaut"><text:span text:style-name="T3">enseigne du plat destain</text:span></text:span></text:p>
      <text:p text:style-name="l">Ou ilz repeurent par compas</text:p>
      <text:p text:style-name="l">Car ilz en auoient bien besoing</text:p>
      <text:p text:style-name="l">£</text:p>
      <text:p text:style-name="l">Quant ce vint a lescot compter</text:p>
      <text:p text:style-name="l">Je croy que nul ne sen courrouce</text:p>
      <text:p text:style-name="l">Mais le beau ieu est au payer</text:p>
      <text:p text:style-name="l">Quant il ny a denier en bource</text:p>
      <text:p text:style-name="l">Nul deulx nauoit chiere rebourcee</text:p>
      <text:p text:style-name="l"><text:span text:style-name="T15">«</text:span> Pour de lescot venir au bout</text:p>
      <text:p text:style-name="l"><text:span text:style-name="Police_20_par_20_défaut"><text:span text:style-name="T3">Dist vng gallant de plaine sourc</text:span></text:span><text:span text:style-name="typo_5f_orig"><text:span text:style-name="T14">t</text:span></text:span><text:span text:style-name="typo_5f_reg"><text:span text:style-name="T14">e</text:span></text:span><text:span text:style-name="Police_20_par_20_défaut"><text:span text:style-name="T3">e</text:span></text:span></text:p>
      <text:p text:style-name="l">In nen fault qun pour payer tout <text:span text:style-name="T15">»</text:span></text:p>
      <text:p text:style-name="l">£</text:p>
      <text:p text:style-name="l">Ilz appointerent tous ensemble</text:p>
      <text:p text:style-name="l">Que lun diceux on benderoit</text:p>
      <text:p text:style-name="l">Par ainsi scelon quil me semble</text:p>
      <text:p text:style-name="l"><text:span text:style-name="Police_20_par_20_défaut"><text:span text:style-name="T3">Le premier </text:span></text:span><text:span text:style-name="T2">q̃</text:span><text:span text:style-name="Police_20_par_20_défaut"><text:span text:style-name="T3">l empoigneroit</text:span></text:span></text:p>
      <text:p text:style-name="l">Estoit dit que lescot payeroit</text:p>
      <text:p text:style-name="l">Mais ilz en eurent grant discort</text:p>
      <text:p text:style-name="l">Chascun bande estre vouloit</text:p>
      <text:p text:style-name="l">Dont ne peurent estre dacord</text:p>
      <text:p text:style-name="l">£</text:p>
      <text:p text:style-name="l">Le varlet voyant ses debas</text:p>
      <text:p text:style-name="l">Leur dist nul de vous ne sesmoye</text:p>
      <text:p text:style-name="l"><text:span text:style-name="pb"><text:span text:style-name="T3">[pb n= f. c</text:span></text:span><text:span text:style-name="pb"><text:span text:style-name="T6">4r</text:span></text:span><text:span text:style-name="pb"><text:span text:style-name="T3"> facs=faceties_001-III-F-019/Cote_III-F-019_Page2</text:span></text:span><text:span text:style-name="pb"><text:span text:style-name="T4">9</text:span></text:span><text:span text:style-name="pb"><text:span text:style-name="T3">_Image1.jpg]</text:span></text:span></text:p>
      <text:p text:style-name="l">Je suis content que par compas</text:p>
      <text:p text:style-name="l">Tout maintenant bande ie soye</text:p>
      <text:p text:style-name="P4">Les gallans en eurent grant ioye</text:p>
      <text:p text:style-name="l"><text:soft-page-break/>Et le banderent en ce lieu</text:p>
      <text:p text:style-name="l">Puis chascun deux si print la voye</text:p>
      <text:p text:style-name="l">Pour sen aller sans dire a dieu</text:p>
      <text:p text:style-name="l">£</text:p>
      <text:p text:style-name="l">Ce varlet qui estoit bande</text:p>
      <text:p text:style-name="l">Tournoyoit parmy la maison</text:p>
      <text:p text:style-name="l">Il fut de lescot prebende</text:p>
      <text:p text:style-name="l">Par ceste subtille choyson</text:p>
      <text:p text:style-name="l">Affin dauoir prouision</text:p>
      <text:p text:style-name="l">De lescot loste monte en hault</text:p>
      <text:p text:style-name="l">Quant il veit ceste inuention</text:p>
      <text:p text:style-name="l">A peu que le cueur ne luy fault</text:p>
      <text:p text:style-name="l">En montant loste fut happe</text:p>
      <text:p text:style-name="l">Par son varlet sans dire mot</text:p>
      <text:p text:style-name="l">Disant <text:span text:style-name="T15">«</text:span> ie vous ay attrappe</text:p>
      <text:p text:style-name="l">Il faut que vous payes lescot</text:p>
      <text:p text:style-name="l">Ou que vous laissez la robe <text:span text:style-name="T15">»</text:span></text:p>
      <text:p text:style-name="l">De quoy il ne fut pas ioyeulx</text:p>
      <text:p text:style-name="l">Cuidant quil fut mathelineulx</text:p>
      <text:p text:style-name="l">£</text:p>
      <text:p text:style-name="l">Quant le varlet se desbanda</text:p>
      <text:p text:style-name="l">La tromperie peult congnoistre</text:p>
      <text:p text:style-name="l">Fut estonne quant regarda</text:p>
      <text:p text:style-name="l">Et veit bien que cestoit son maistre</text:p>
      <text:p text:style-name="l">Pensez quil en eut belle lettre</text:p>
      <text:p text:style-name="l">Car ilz parla lors a baston</text:p>
      <text:p text:style-name="l">Et pour sa peine sans riens mettre</text:p>
      <text:p text:style-name="l">Il eust quattre coups de baston</text:p>
      <text:p text:style-name="l">£</text:p>
      <text:p text:style-name="l">Ainsy furent sans rien payer</text:p>
      <text:p text:style-name="l">Les poures gallans deliurez</text:p>
      <text:p text:style-name="l">De la maison du tauernier</text:p>
      <text:p text:style-name="l">Ou ilz cestoient pres que enyurez</text:p>
      <text:p text:style-name="l">Des vins quon leur auoit liurez</text:p>
      <text:p text:style-name="l">Pour boyre a plain gobelet</text:p>
      <text:p text:style-name="l">Que paya le poure varlet</text:p>
      <text:p text:style-name="l"><text:span text:style-name="pb"><text:span text:style-name="T3">[pb n= f. c4</text:span></text:span><text:span text:style-name="pb"><text:span text:style-name="T6">v</text:span></text:span><text:span text:style-name="pb"><text:span text:style-name="T3"> facs=faceties_001-III-F-019/Cote_III-F-019_Page30_Image1.jpg]</text:span></text:span></text:p>
      <text:p text:style-name="l">Et que se soit vray certain</text:p>
      <text:p text:style-name="l">Ainsy que mont dit cinq ou six</text:p>
      <text:p text:style-name="l">Le cas aduint au plau destain</text:p>
      <text:p text:style-name="l">Pres saint pierre des arsis</text:p>
      <text:p text:style-name="P4">Bien eschoit vng grant mercys</text:p>
      <text:p text:style-name="l">A tout le moins pour ce repas</text:p>
      <text:p text:style-name="l">Et si ne le payerent pas</text:p>
      <text:p text:style-name="l">£</text:p>
      <text:p text:style-name="l">Aussy fut si bien aueugle</text:p>
      <text:p text:style-name="l">Le poure varlet maleureux</text:p>
      <text:p text:style-name="l">Quil fut de tout lescot sengle</text:p>
      <text:p text:style-name="l">Et faillut quil payast pour eulx</text:p>
      <text:p text:style-name="l">Et sen allerent tous ioyeulx</text:p>
      <text:p text:style-name="l">Les mygnons torchant leur visaige</text:p>
      <text:p text:style-name="l">Qui auoient disne dauantaige</text:p>
      <text:p text:style-name="l"><text:soft-page-break/>£</text:p>
      <text:p text:style-name="l">Pour passer temps ioyeusement</text:p>
      <text:p text:style-name="l">Racompter vueil vne repeue</text:p>
      <text:p text:style-name="l">Qui fut faicte subtillement</text:p>
      <text:p text:style-name="l">Pres montfaucon cest chose seue</text:p>
      <text:p text:style-name="l">Et diray la desconuenue</text:p>
      <text:p text:style-name="l">Quil aduint a de fins ouuriers</text:p>
      <text:p text:style-name="l">Aussy y sera ramentue</text:p>
      <text:p text:style-name="P4">La finesse des escolliers</text:p>
      <text:p text:style-name="l">£</text:p>
      <text:p text:style-name="l">Quant compaignons sont desbauchez</text:p>
      <text:p text:style-name="l">Ilz ne serchent que compaignie</text:p>
      <text:p text:style-name="l">Plusieurs ont les vins vendengez</text:p>
      <text:p text:style-name="l">Et beuz quasi iusque a la lye</text:p>
      <text:p text:style-name="l">Or aduint que grande mesgnye</text:p>
      <text:p text:style-name="l">De compaignons sentrecontrerent</text:p>
      <text:p text:style-name="l">Et sans trouuer la saison chiere</text:p>
      <text:p text:style-name="l">Chascun deulx se resiouysoit</text:p>
      <text:p text:style-name="l">Disans bons motz faisans grant chiere</text:p>
      <text:p text:style-name="l">Par ce point le temps se passoit</text:p>
      <text:p text:style-name="l">Mais lun diceulx promis auoit</text:p>
      <text:p text:style-name="l">A coucher auec vne garce</text:p>
      <text:p text:style-name="l"><text:span text:style-name="pb"><text:span text:style-name="T3">[pb n= f. c</text:span></text:span><text:span text:style-name="pb"><text:span text:style-name="T6">5r</text:span></text:span><text:span text:style-name="pb"><text:span text:style-name="T3"> facs=faceties_001-III-F-019/Cote_III-F-019_Page31_Image1.jpg]</text:span></text:span></text:p>
      <text:p text:style-name="l">Et aux autres le racomptoit</text:p>
      <text:p text:style-name="l">Par ieu en maniere de farce</text:p>
      <text:p text:style-name="l">£</text:p>
      <text:p text:style-name="l">Tant parlerent du bas mestier</text:p>
      <text:p text:style-name="l">Quil fut conclu par leur facon</text:p>
      <text:p text:style-name="l">Quilz yroient ce soir la coucher</text:p>
      <text:p text:style-name="l">Pres le gibet de montfaucon</text:p>
      <text:p text:style-name="l">Et auroient pour prouision</text:p>
      <text:p text:style-name="l">Ung paste de facon subtille</text:p>
      <text:p text:style-name="l">Et merroient en conclusion</text:p>
      <text:p text:style-name="l">Auec eulx chascun vne fille</text:p>
      <text:p text:style-name="l">£</text:p>
      <text:p text:style-name="l">Cest paste ie vous en respons</text:p>
      <text:p text:style-name="l">Fut fait sans demander quil couste</text:p>
      <text:p text:style-name="l">Car il y auoit six chappons</text:p>
      <text:p text:style-name="l">Sans la chair que point ie ny bout</text:p>
      <text:p text:style-name="l">On y eut bien tourne le coute</text:p>
      <text:p text:style-name="l">Tant estoit grant point nen doubtez</text:p>
      <text:p text:style-name="l">Le prince des sotz et sa route</text:p>
      <text:p text:style-name="l">En eussent bien este souppez</text:p>
      <text:p text:style-name="l">£</text:p>
      <text:p text:style-name="l">Deux escoliers voyans le cas</text:p>
      <text:p text:style-name="l">Qui ne scayuent rien de tromper</text:p>
      <text:p text:style-name="l">Sans prendre conseil dauocas</text:p>
      <text:p text:style-name="l">Ilz si voulurent occuper</text:p>
      <text:p text:style-name="l">Pensant a eulx comme attraper</text:p>
      <text:p text:style-name="l">Les pourroient destoc ou de hanche</text:p>
      <text:p text:style-name="l">Car ilz vouloient ce soyr soupper</text:p>
      <text:p text:style-name="l">Et auoir vne repeue franche</text:p>
      <text:p text:style-name="l"><text:soft-page-break/>£</text:p>
      <text:p text:style-name="l">Sans aller parler au deuin</text:p>
      <text:p text:style-name="l">Lun print ce paste de facon</text:p>
      <text:p text:style-name="l">Lautre empongna vng broc de vin</text:p>
      <text:p text:style-name="l">Du pain assez selon raison</text:p>
      <text:p text:style-name="l">Et allerent vers monfaucon</text:p>
      <text:p text:style-name="l">Ou estoit toute lassemblee</text:p>
      <text:p text:style-name="l">Filles y auoit a foyson</text:p>
      <text:p text:style-name="l">Faisans chiere desmesuree</text:p>
      <text:p text:style-name="l"><text:span text:style-name="pb"><text:span text:style-name="T3">[pb n= f. c5</text:span></text:span><text:span text:style-name="pb"><text:span text:style-name="T6">v</text:span></text:span><text:span text:style-name="pb"><text:span text:style-name="T3"> facs=faceties_001-III-F-019/Cote_III-F-019_Page32_Image1.jpg]</text:span></text:span></text:p>
      <text:p text:style-name="l">Aussy iuste comme lorloge</text:p>
      <text:p text:style-name="l">Par deuis et bonne maniere</text:p>
      <text:p text:style-name="l">Ilz entrerent dedens leur loge</text:p>
      <text:p text:style-name="l">Esperant de faire grant chiere</text:p>
      <text:p text:style-name="l">Et tastoient deuant et derriere</text:p>
      <text:p text:style-name="l">Ses poures filles hault et bas</text:p>
      <text:p text:style-name="l">£</text:p>
      <text:p text:style-name="l">Les escoliers sans nulles fables</text:p>
      <text:p text:style-name="l">Voyant ceste desconuenue</text:p>
      <text:p text:style-name="l">Vestirent des abbis de dyables</text:p>
      <text:p text:style-name="l">Et vindrent la sans attendue</text:p>
      <text:p text:style-name="l">Lun vng croc lautre vne massue</text:p>
      <text:p text:style-name="l">Pour auoyr la franche repeue</text:p>
      <text:p text:style-name="l">Vindrent assaillir les gallans</text:p>
      <text:p text:style-name="l">£</text:p>
      <text:p text:style-name="l">Disant <text:span text:style-name="T15">«</text:span> a mort a mort a mort</text:p>
      <text:p text:style-name="l">Prenez ses chaines de fer</text:p>
      <text:p text:style-name="l">Ribaulx putains par desconfort</text:p>
      <text:p text:style-name="l">Et les admenez en enfer</text:p>
      <text:p text:style-name="l">Mis seront auec lucifer</text:p>
      <text:p text:style-name="l">Au plus parfont de la chaudiere</text:p>
      <text:p text:style-name="l">Et puis pour mieulx les eschauffer</text:p>
      <text:p text:style-name="P4">Gettez seront en la riuiere <text:span text:style-name="T15">»</text:span></text:p>
      <text:p text:style-name="l">£</text:p>
      <text:p text:style-name="l">Lun des gallans pour abreger</text:p>
      <text:p text:style-name="l">Respondit <text:span text:style-name="T15">«</text:span> ma vie est finee</text:p>
      <text:p text:style-name="l">En enfer me fault heberger</text:p>
      <text:p text:style-name="l">Decy ma derniere iournee</text:p>
      <text:p text:style-name="l">Or suis ie bien ame damnee</text:p>
      <text:p text:style-name="l">Nostre peche nous a attains</text:p>
      <text:p text:style-name="l">Car nous yrons sans demeuree</text:p>
      <text:p text:style-name="l">En enfer auec ses putains <text:span text:style-name="T15">»</text:span></text:p>
      <text:p text:style-name="l">£</text:p>
      <text:p text:style-name="l">Se vous les eussies veu fouyr</text:p>
      <text:p text:style-name="l">Jamais ne vites plus beau ieu</text:p>
      <text:p text:style-name="l">Lun amont lautre aual courir</text:p>
      <text:p text:style-name="l">Chascun deulx ne pensoit que a dieu</text:p>
      <text:p text:style-name="l">Ilz sen fouyrent de ce lieu</text:p>
      <text:p text:style-name="l"><text:span text:style-name="pb"><text:span text:style-name="T3">[pb n= f. c</text:span></text:span><text:span text:style-name="pb"><text:span text:style-name="T6">6r</text:span></text:span><text:span text:style-name="pb"><text:span text:style-name="T3"> facs=faceties_001-III-F-019/Cote_III-F-019_Page33_Image1.jpg]</text:span></text:span></text:p>
      <text:p text:style-name="l">Et laisserent pain vin viande</text:p>
      <text:p text:style-name="l">Criant saint iehan et saint mathieu</text:p>
      <text:p text:style-name="l">A qui ilz faisoient leur offrende</text:p>
      <text:p text:style-name="l"><text:soft-page-break/>£</text:p>
      <text:p text:style-name="l">Les escoliers voyans cecy</text:p>
      <text:p text:style-name="l">Nonobstant leur abbit de dyable</text:p>
      <text:p text:style-name="l">Furent alors hors de soucy</text:p>
      <text:p text:style-name="l">Et sassirent trestous a table</text:p>
      <text:p text:style-name="l">Et dieu scet silz firent la galle</text:p>
      <text:p text:style-name="l">Entour le vin et le paste</text:p>
      <text:p text:style-name="l">Et repeurent pour fin finalle</text:p>
      <text:p text:style-name="l">De ce qui estoit apreste</text:p>
      <text:p text:style-name="l">£</text:p>
      <text:p text:style-name="l">Cest bien trompe qui rien ne paye</text:p>
      <text:p text:style-name="l">Et qui peut viure dauantaige</text:p>
      <text:p text:style-name="l">Sans debourcer or ne monnoye</text:p>
      <text:p text:style-name="l">En vsant de ioyeux langaige</text:p>
      <text:p text:style-name="l">Ses escoliers de bon couraige</text:p>
      <text:p text:style-name="l">Passerent temps ioyeusement</text:p>
      <text:p text:style-name="l">Sans bailler ny argent ne gaige</text:p>
      <text:p text:style-name="l">Et si repeurent franchement</text:p>
      <text:p text:style-name="l">£</text:p>
      <text:p text:style-name="l">(D)Se vous voulez suyuir lescole</text:p>
      <text:p text:style-name="l">De ceulx qui viuent franchement</text:p>
      <text:p text:style-name="l">Lisez en cestuy protocole</text:p>
      <text:p text:style-name="l">Et voyez la facon comment</text:p>
      <text:p text:style-name="l">Mettez y vostre entendement</text:p>
      <text:p text:style-name="l">A faire comment il faisoient</text:p>
      <text:p text:style-name="l">Et sil ny a empechement</text:p>
      <text:p text:style-name="l">Vous viures comment ilz viuoyent</text:p>
      <text:p text:style-name="l">£</text:p>
      <text:p text:style-name="P4">Cy finist le liure des repeues franch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background-color="#ffff00"/>
    </style:style>
    <style:style style:name="Heading" style:family="paragraph" style:parent-style-name="Standard" style:next-style-name="Text_20_body" style:class="text">
      <loext:graphic-properties draw:fill="solid" draw:fill-color="#cfe7f5"/>
      <style:paragraph-properties fo:margin-top="0.423cm" fo:margin-bottom="0.212cm" loext:contextual-spacing="false" fo:background-color="#cfe7f5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" style:family="paragraph">
      <loext:graphic-properties draw:fill="none" draw:fill-color="#cfe7f5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 style:border-line-width-left="0.004cm 0.004cm 0.004cm" fo:padding-left="0.199cm" fo:padding-right="0.199cm" fo:padding-top="0.101cm" fo:padding-bottom="0.101cm" fo:border-left="0.31pt double #ff8000" fo:border-right="none" fo:border-top="none" fo:border-bottom="none" style:shadow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>
      <loext:graphic-properties draw:fill="none" draw:fill-color="#9999ff"/>
      <style:paragraph-properties fo:text-align="center" style:justify-single-word="false" fo:hyphenation-ladder-count="no-limit" fo:background-color="transparent" fo:padding="0.101cm" fo:border="none"/>
      <style:text-properties fo:color="#ff0000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3465a4" fo:hyphenate="false" fo:hyphenation-remain-char-count="2" fo:hyphenation-push-char-count="2"/>
    </style:style>
    <style:style style:name="front_5f_sub" style:display-name="front_sub" style:family="paragraph">
      <loext:graphic-properties draw:fill="none" draw:fill-color="#ffff99"/>
      <style:paragraph-properties fo:hyphenation-ladder-count="no-limit" fo:background-color="transparent" style:border-line-width="0.053cm 0.004cm 0.026cm" fo:padding="0.7cm" fo:border="2.35pt double #e16173"/>
      <style:text-properties fo:color="#e16173" fo:font-style="normal" fo:background-color="transparent" style:font-style-asian="italic" style:font-style-complex="italic" fo:hyphenate="false" fo:hyphenation-remain-char-count="2" fo:hyphenation-push-char-count="2"/>
    </style:style>
    <style:style style:name="speaker" style:family="paragraph">
      <loext:graphic-properties draw:fill="none" draw:fill-color="#a1467e" draw:fill-gradient-name="Pastel_20_Dream" draw:fill-hatch-name="Red_20_Crossed_20_45_20_Degrees" draw:fill-hatch-solid="false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>
        <style:tab-stops/>
      </style:paragraph-properties>
      <style:text-properties fo:color="#55308d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Heading_20_2" style:display-name="Heading 2" style:family="paragraph" style:auto-update="true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e16173" style:font-name="Cambria1" fo:font-family="Cambria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re2" style:family="paragraph">
      <loext:graphic-properties draw:fill="none" draw:fill-color="#bf0041"/>
      <style:paragraph-properties fo:background-color="transparent" style:border-line-width="0.018cm 0.004cm 0.018cm" fo:padding="0.101cm" fo:border="1.11pt double-thin #650953"/>
      <style:text-properties fo:color="#780373" fo:font-weight="bold" fo:background-color="transparent"/>
    </style:style>
    <style:style style:name="titre3" style:family="paragraph">
      <loext:graphic-properties draw:fill="none" draw:fill-color="#81d41a"/>
      <style:paragraph-properties fo:background-color="transparent" style:border-line-width="0.018cm 0.004cm 0.018cm" fo:padding="0.049cm" fo:border="1.11pt double-thin #00a933"/>
      <style:text-properties fo:color="#00a933" fo:font-weight="bold"/>
    </style:style>
    <style:style style:name="titre1" style:family="paragraph">
      <style:paragraph-properties fo:padding="0.049cm" fo:border="0.06pt solid #ff0000"/>
      <style:text-properties fo:font-size="14pt" fo:font-weight="bold"/>
    </style:style>
    <style:style style:name="Police_20_par_20_défaut" style:display-name="Police par défaut" style:family="text">
      <style:text-properties fo:background-color="#000000"/>
    </style:style>
    <style:style style:name="pb" style:family="text">
      <style:text-properties style:font-name="Times New Roman" fo:font-family="'Times New Roman'" style:font-family-generic="roman" style:font-pitch="variable" fo:font-weight="bold" fo:background-color="#33ff99" style:font-weight-asian="bold" style:font-name-complex="Times New Roman" style:font-family-complex="'Times New Roman'" style:font-family-generic-complex="roman" style:font-pitch-complex="variable"/>
    </style:style>
    <style:style style:name="typo_5f_reg" style:display-name="typo_reg" style:family="text">
      <style:text-properties fo:color="#ff8000" fo:font-weight="bold" fo:background-color="#ff0000"/>
    </style:style>
    <style:style style:name="typo_5f_orig" style:display-name="typo_orig" style:family="text">
      <style:text-properties fo:color="#bf0041" fo:font-weight="bold" fo:background-color="#ffbf00"/>
    </style:style>
    <style:style style:name="exquote" style:family="text">
      <style:text-properties fo:color="#f908de" fo:font-weight="bold" fo:background-color="transparent"/>
    </style:style>
    <style:style style:name="pied_5f_de_5f_mouche" style:display-name="pied_de_mouch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7:11:50.32</meta:creation-date>
    <dc:date>2019-07-04T14:14:28.444000000</dc:date>
    <meta:editing-duration>PT3H1M2S</meta:editing-duration>
    <meta:editing-cycles>31</meta:editing-cycles>
    <meta:generator>LibreOffice/6.2.4.2$Windows_X86_64 LibreOffice_project/2412653d852ce75f65fbfa83fb7e7b669a126d64</meta:generator>
    <meta:document-statistic meta:table-count="0" meta:image-count="0" meta:object-count="0" meta:page-count="25" meta:paragraph-count="1249" meta:word-count="6435" meta:character-count="35814" meta:non-whitespace-character-count="30628"/>
  </office:meta>
</office:document-meta>
</file>